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Tahoma1" svg:font-family="Tahoma"/>
    <style:font-face style:name="arial" svg:font-family="arial,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left" fo:background-color="#f8f9fa">
        <style:background-image/>
      </style:table-properties>
    </style:style>
    <style:style style:name="Table1.A" style:family="table-column">
      <style:table-column-properties style:column-width="2.404cm"/>
    </style:style>
    <style:style style:name="Table1.B" style:family="table-column">
      <style:table-column-properties style:column-width="15.185cm"/>
    </style:style>
    <style:style style:name="Table1.A1" style:family="table-cell">
      <style:table-cell-properties style:vertical-align="middle" fo:background-color="#eaecf0" fo:padding="0.049cm" fo:border="0.05pt solid #a2a9b1">
        <style:background-image/>
      </style:table-cell-properties>
    </style:style>
    <style:style style:name="Table1.A2" style:family="table-cell">
      <style:table-cell-properties style:vertical-align="middle" fo:padding="0.049cm" fo:border="0.05pt solid #a2a9b1"/>
    </style:style>
    <style:style style:name="Table1.B2" style:family="table-cell">
      <style:table-cell-properties style:vertical-align="middle" fo:padding="0.049cm" fo:border="0.05pt solid #a2a9b1"/>
    </style:style>
    <style:style style:name="Table1.A3" style:family="table-cell">
      <style:table-cell-properties style:vertical-align="middle" fo:padding="0.049cm" fo:border="0.05pt solid #a2a9b1"/>
    </style:style>
    <style:style style:name="Table1.B3" style:family="table-cell">
      <style:table-cell-properties style:vertical-align="middle" fo:padding="0.049cm" fo:border="0.05pt solid #a2a9b1"/>
    </style:style>
    <style:style style:name="Table1.A4" style:family="table-cell">
      <style:table-cell-properties style:vertical-align="middle" fo:padding="0.049cm" fo:border="0.05pt solid #a2a9b1"/>
    </style:style>
    <style:style style:name="Table1.B4" style:family="table-cell">
      <style:table-cell-properties style:vertical-align="middle" fo:padding="0.049cm" fo:border="0.05pt solid #a2a9b1"/>
    </style:style>
    <style:style style:name="Table2" style:family="table">
      <style:table-properties style:width="17.59cm" table:align="left" fo:background-color="#f8f9fa">
        <style:background-image/>
      </style:table-properties>
    </style:style>
    <style:style style:name="Table2.A" style:family="table-column">
      <style:table-column-properties style:column-width="2.505cm"/>
    </style:style>
    <style:style style:name="Table2.B" style:family="table-column">
      <style:table-column-properties style:column-width="15.085cm"/>
    </style:style>
    <style:style style:name="Table2.A1" style:family="table-cell">
      <style:table-cell-properties style:vertical-align="middle" fo:background-color="#eaecf0" fo:padding="0.049cm" fo:border="0.05pt solid #a2a9b1">
        <style:background-image/>
      </style:table-cell-properties>
    </style:style>
    <style:style style:name="Table2.A2" style:family="table-cell">
      <style:table-cell-properties style:vertical-align="middle" fo:padding="0.049cm" fo:border="0.05pt solid #a2a9b1"/>
    </style:style>
    <style:style style:name="Table2.B2" style:family="table-cell">
      <style:table-cell-properties style:vertical-align="middle" fo:padding="0.049cm" fo:border="0.05pt solid #a2a9b1"/>
    </style:style>
    <style:style style:name="Table2.A3" style:family="table-cell">
      <style:table-cell-properties style:vertical-align="middle" fo:padding="0.049cm" fo:border="0.05pt solid #a2a9b1"/>
    </style:style>
    <style:style style:name="Table2.B3" style:family="table-cell">
      <style:table-cell-properties style:vertical-align="middle" fo:padding="0.049cm" fo:border="0.05pt solid #a2a9b1"/>
    </style:style>
    <style:style style:name="Table2.A4" style:family="table-cell">
      <style:table-cell-properties style:vertical-align="middle" fo:padding="0.049cm" fo:border="0.05pt solid #a2a9b1"/>
    </style:style>
    <style:style style:name="Table2.B4" style:family="table-cell">
      <style:table-cell-properties style:vertical-align="middle" fo:padding="0.049cm" fo:border="0.05pt solid #a2a9b1"/>
    </style:style>
    <style:style style:name="Table3" style:family="table">
      <style:table-properties style:width="17.59cm" table:align="left" fo:background-color="#f8f9fa">
        <style:background-image/>
      </style:table-properties>
    </style:style>
    <style:style style:name="Table3.A" style:family="table-column">
      <style:table-column-properties style:column-width="2.896cm"/>
    </style:style>
    <style:style style:name="Table3.B" style:family="table-column">
      <style:table-column-properties style:column-width="14.693cm"/>
    </style:style>
    <style:style style:name="Table3.A1" style:family="table-cell">
      <style:table-cell-properties style:vertical-align="middle" fo:background-color="#eaecf0" fo:padding="0.049cm" fo:border="0.05pt solid #a2a9b1">
        <style:background-image/>
      </style:table-cell-properties>
    </style:style>
    <style:style style:name="Table3.A2" style:family="table-cell">
      <style:table-cell-properties style:vertical-align="middle" fo:padding="0.049cm" fo:border="0.05pt solid #a2a9b1"/>
    </style:style>
    <style:style style:name="Table3.B2" style:family="table-cell">
      <style:table-cell-properties style:vertical-align="middle" fo:padding="0.049cm" fo:border="0.05pt solid #a2a9b1"/>
    </style:style>
    <style:style style:name="Table3.A3" style:family="table-cell">
      <style:table-cell-properties style:vertical-align="middle" fo:padding="0.049cm" fo:border="0.05pt solid #a2a9b1"/>
    </style:style>
    <style:style style:name="Table3.B3" style:family="table-cell">
      <style:table-cell-properties style:vertical-align="middle" fo:padding="0.049cm" fo:border="0.05pt solid #a2a9b1"/>
    </style:style>
    <style:style style:name="Table3.A4" style:family="table-cell">
      <style:table-cell-properties style:vertical-align="middle" fo:padding="0.049cm" fo:border="0.05pt solid #a2a9b1"/>
    </style:style>
    <style:style style:name="Table3.B4" style:family="table-cell">
      <style:table-cell-properties style:vertical-align="middle" fo:padding="0.049cm" fo:border="0.05pt solid #a2a9b1"/>
    </style:style>
    <style:style style:name="Table3.A5" style:family="table-cell">
      <style:table-cell-properties style:vertical-align="middle" fo:padding="0.049cm" fo:border="0.05pt solid #a2a9b1"/>
    </style:style>
    <style:style style:name="Table3.B5" style:family="table-cell">
      <style:table-cell-properties style:vertical-align="middle" fo:padding="0.049cm" fo:border="0.05pt solid #a2a9b1"/>
    </style:style>
    <style:style style:name="Table3.A6" style:family="table-cell">
      <style:table-cell-properties style:vertical-align="middle" fo:padding="0.049cm" fo:border="0.05pt solid #a2a9b1"/>
    </style:style>
    <style:style style:name="Table3.B6" style:family="table-cell">
      <style:table-cell-properties style:vertical-align="middle" fo:padding="0.049cm" fo:border="0.05pt solid #a2a9b1"/>
    </style:style>
    <style:style style:name="Table3.A7" style:family="table-cell">
      <style:table-cell-properties style:vertical-align="middle" fo:padding="0.049cm" fo:border="0.05pt solid #a2a9b1"/>
    </style:style>
    <style:style style:name="Table3.B7" style:family="table-cell">
      <style:table-cell-properties style:vertical-align="middle" fo:padding="0.049cm" fo:border="0.05pt solid #a2a9b1"/>
    </style:style>
    <style:style style:name="Table3.A8" style:family="table-cell">
      <style:table-cell-properties style:vertical-align="middle" fo:padding="0.049cm" fo:border="0.05pt solid #a2a9b1"/>
    </style:style>
    <style:style style:name="Table3.B8" style:family="table-cell">
      <style:table-cell-properties style:vertical-align="middle" fo:padding="0.049cm" fo:border="0.05pt solid #a2a9b1"/>
    </style:style>
    <style:style style:name="Table3.A9" style:family="table-cell">
      <style:table-cell-properties style:vertical-align="middle" fo:padding="0.049cm" fo:border="0.05pt solid #a2a9b1"/>
    </style:style>
    <style:style style:name="Table3.B9" style:family="table-cell">
      <style:table-cell-properties style:vertical-align="middle" fo:padding="0.049cm" fo:border="0.05pt solid #a2a9b1"/>
    </style:style>
    <style:style style:name="Table4" style:family="table">
      <style:table-properties style:width="17.59cm" table:align="left" fo:background-color="#f8f9fa">
        <style:background-image/>
      </style:table-properties>
    </style:style>
    <style:style style:name="Table4.A" style:family="table-column">
      <style:table-column-properties style:column-width="2.993cm"/>
    </style:style>
    <style:style style:name="Table4.B" style:family="table-column">
      <style:table-column-properties style:column-width="14.596cm"/>
    </style:style>
    <style:style style:name="Table4.A1" style:family="table-cell">
      <style:table-cell-properties style:vertical-align="middle" fo:background-color="#eaecf0" fo:padding="0.049cm" fo:border="0.05pt solid #a2a9b1">
        <style:background-image/>
      </style:table-cell-properties>
    </style:style>
    <style:style style:name="Table4.A2" style:family="table-cell">
      <style:table-cell-properties style:vertical-align="middle" fo:padding="0.049cm" fo:border="0.05pt solid #a2a9b1"/>
    </style:style>
    <style:style style:name="Table4.B2" style:family="table-cell">
      <style:table-cell-properties style:vertical-align="middle" fo:padding="0.049cm" fo:border="0.05pt solid #a2a9b1"/>
    </style:style>
    <style:style style:name="Table4.A3" style:family="table-cell">
      <style:table-cell-properties style:vertical-align="middle" fo:padding="0.049cm" fo:border="0.05pt solid #a2a9b1"/>
    </style:style>
    <style:style style:name="Table4.B3" style:family="table-cell">
      <style:table-cell-properties style:vertical-align="middle" fo:padding="0.049cm" fo:border="0.05pt solid #a2a9b1"/>
    </style:style>
    <style:style style:name="Table4.A4" style:family="table-cell">
      <style:table-cell-properties style:vertical-align="middle" fo:padding="0.049cm" fo:border="0.05pt solid #a2a9b1"/>
    </style:style>
    <style:style style:name="Table4.B4" style:family="table-cell">
      <style:table-cell-properties style:vertical-align="middle" fo:padding="0.049cm" fo:border="0.05pt solid #a2a9b1"/>
    </style:style>
    <style:style style:name="Table4.A5" style:family="table-cell">
      <style:table-cell-properties style:vertical-align="middle" fo:padding="0.049cm" fo:border="0.05pt solid #a2a9b1"/>
    </style:style>
    <style:style style:name="Table4.B5" style:family="table-cell">
      <style:table-cell-properties style:vertical-align="middle" fo:padding="0.049cm" fo:border="0.05pt solid #a2a9b1"/>
    </style:style>
    <style:style style:name="Table4.A6" style:family="table-cell">
      <style:table-cell-properties style:vertical-align="middle" fo:padding="0.049cm" fo:border="0.05pt solid #a2a9b1"/>
    </style:style>
    <style:style style:name="Table4.B6" style:family="table-cell">
      <style:table-cell-properties style:vertical-align="middle" fo:padding="0.049cm" fo:border="0.05pt solid #a2a9b1"/>
    </style:style>
    <style:style style:name="Table5" style:family="table">
      <style:table-properties style:width="17.59cm" table:align="left" fo:background-color="#f8f9fa">
        <style:background-image/>
      </style:table-properties>
    </style:style>
    <style:style style:name="Table5.A" style:family="table-column">
      <style:table-column-properties style:column-width="2.658cm"/>
    </style:style>
    <style:style style:name="Table5.B" style:family="table-column">
      <style:table-column-properties style:column-width="14.931cm"/>
    </style:style>
    <style:style style:name="Table5.A1" style:family="table-cell">
      <style:table-cell-properties style:vertical-align="middle" fo:background-color="#eaecf0" fo:padding="0.049cm" fo:border="0.05pt solid #a2a9b1">
        <style:background-image/>
      </style:table-cell-properties>
    </style:style>
    <style:style style:name="Table5.A2" style:family="table-cell">
      <style:table-cell-properties style:vertical-align="middle" fo:padding="0.049cm" fo:border="0.05pt solid #a2a9b1"/>
    </style:style>
    <style:style style:name="Table5.B2" style:family="table-cell">
      <style:table-cell-properties style:vertical-align="middle" fo:padding="0.049cm" fo:border="0.05pt solid #a2a9b1"/>
    </style:style>
    <style:style style:name="Table5.A3" style:family="table-cell">
      <style:table-cell-properties style:vertical-align="middle" fo:padding="0.049cm" fo:border="0.05pt solid #a2a9b1"/>
    </style:style>
    <style:style style:name="Table5.B3" style:family="table-cell">
      <style:table-cell-properties style:vertical-align="middle" fo:padding="0.049cm" fo:border="0.05pt solid #a2a9b1"/>
    </style:style>
    <style:style style:name="Table5.A4" style:family="table-cell">
      <style:table-cell-properties style:vertical-align="middle" fo:padding="0.049cm" fo:border="0.05pt solid #a2a9b1"/>
    </style:style>
    <style:style style:name="Table5.B4" style:family="table-cell">
      <style:table-cell-properties style:vertical-align="middle" fo:padding="0.049cm" fo:border="0.05pt solid #a2a9b1"/>
    </style:style>
    <style:style style:name="Table6" style:family="table">
      <style:table-properties style:width="17.59cm" table:align="left" fo:background-color="#f8f9fa">
        <style:background-image/>
      </style:table-properties>
    </style:style>
    <style:style style:name="Table6.A" style:family="table-column">
      <style:table-column-properties style:column-width="2.981cm"/>
    </style:style>
    <style:style style:name="Table6.B" style:family="table-column">
      <style:table-column-properties style:column-width="14.609cm"/>
    </style:style>
    <style:style style:name="Table6.A1" style:family="table-cell">
      <style:table-cell-properties style:vertical-align="middle" fo:background-color="#eaecf0" fo:padding="0.049cm" fo:border="0.05pt solid #a2a9b1">
        <style:background-image/>
      </style:table-cell-properties>
    </style:style>
    <style:style style:name="Table6.A2" style:family="table-cell">
      <style:table-cell-properties style:vertical-align="middle" fo:padding="0.049cm" fo:border="0.05pt solid #a2a9b1"/>
    </style:style>
    <style:style style:name="Table6.B2" style:family="table-cell">
      <style:table-cell-properties style:vertical-align="middle" fo:padding="0.049cm" fo:border="0.05pt solid #a2a9b1"/>
    </style:style>
    <style:style style:name="Table6.A3" style:family="table-cell">
      <style:table-cell-properties style:vertical-align="middle" fo:padding="0.049cm" fo:border="0.05pt solid #a2a9b1"/>
    </style:style>
    <style:style style:name="Table6.B3" style:family="table-cell">
      <style:table-cell-properties style:vertical-align="middle" fo:padding="0.049cm" fo:border="0.05pt solid #a2a9b1"/>
    </style:style>
    <style:style style:name="Table6.A4" style:family="table-cell">
      <style:table-cell-properties style:vertical-align="middle" fo:padding="0.049cm" fo:border="0.05pt solid #a2a9b1"/>
    </style:style>
    <style:style style:name="Table6.B4" style:family="table-cell">
      <style:table-cell-properties style:vertical-align="middle" fo:padding="0.049cm" fo:border="0.05pt solid #a2a9b1"/>
    </style:style>
    <style:style style:name="Table7" style:family="table">
      <style:table-properties style:width="17.59cm" table:align="left" fo:background-color="#f8f9fa">
        <style:background-image/>
      </style:table-properties>
    </style:style>
    <style:style style:name="Table7.A" style:family="table-column">
      <style:table-column-properties style:column-width="2.471cm"/>
    </style:style>
    <style:style style:name="Table7.B" style:family="table-column">
      <style:table-column-properties style:column-width="15.118cm"/>
    </style:style>
    <style:style style:name="Table7.A1" style:family="table-cell">
      <style:table-cell-properties style:vertical-align="middle" fo:background-color="#eaecf0" fo:padding="0.049cm" fo:border="0.05pt solid #a2a9b1">
        <style:background-image/>
      </style:table-cell-properties>
    </style:style>
    <style:style style:name="Table7.A2" style:family="table-cell">
      <style:table-cell-properties style:vertical-align="middle" fo:padding="0.049cm" fo:border="0.05pt solid #a2a9b1"/>
    </style:style>
    <style:style style:name="Table7.B2" style:family="table-cell">
      <style:table-cell-properties style:vertical-align="middle" fo:padding="0.049cm" fo:border="0.05pt solid #a2a9b1"/>
    </style:style>
    <style:style style:name="Table7.A3" style:family="table-cell">
      <style:table-cell-properties style:vertical-align="middle" fo:padding="0.049cm" fo:border="0.05pt solid #a2a9b1"/>
    </style:style>
    <style:style style:name="Table7.B3" style:family="table-cell">
      <style:table-cell-properties style:vertical-align="middle" fo:padding="0.049cm" fo:border="0.05pt solid #a2a9b1"/>
    </style:style>
    <style:style style:name="Table7.A4" style:family="table-cell">
      <style:table-cell-properties style:vertical-align="middle" fo:padding="0.049cm" fo:border="0.05pt solid #a2a9b1"/>
    </style:style>
    <style:style style:name="Table7.B4" style:family="table-cell">
      <style:table-cell-properties style:vertical-align="middle" fo:padding="0.049cm" fo:border="0.05pt solid #a2a9b1"/>
    </style:style>
    <style:style style:name="Table7.A5" style:family="table-cell">
      <style:table-cell-properties style:vertical-align="middle" fo:padding="0.049cm" fo:border="0.05pt solid #a2a9b1"/>
    </style:style>
    <style:style style:name="Table7.B5" style:family="table-cell">
      <style:table-cell-properties style:vertical-align="middle" fo:padding="0.049cm" fo:border="0.05pt solid #a2a9b1"/>
    </style:style>
    <style:style style:name="Table7.A6" style:family="table-cell">
      <style:table-cell-properties style:vertical-align="middle" fo:padding="0.049cm" fo:border="0.05pt solid #a2a9b1"/>
    </style:style>
    <style:style style:name="Table7.B6" style:family="table-cell">
      <style:table-cell-properties style:vertical-align="middle" fo:padding="0.049cm" fo:border="0.05pt solid #a2a9b1"/>
    </style:style>
    <style:style style:name="Table7.A7" style:family="table-cell">
      <style:table-cell-properties style:vertical-align="middle" fo:padding="0.049cm" fo:border="0.05pt solid #a2a9b1"/>
    </style:style>
    <style:style style:name="Table7.B7" style:family="table-cell">
      <style:table-cell-properties style:vertical-align="middle" fo:padding="0.049cm" fo:border="0.05pt solid #a2a9b1"/>
    </style:style>
    <style:style style:name="Table7.A8" style:family="table-cell">
      <style:table-cell-properties style:vertical-align="middle" fo:padding="0.049cm" fo:border="0.05pt solid #a2a9b1"/>
    </style:style>
    <style:style style:name="Table7.B8" style:family="table-cell">
      <style:table-cell-properties style:vertical-align="middle" fo:padding="0.049cm" fo:border="0.05pt solid #a2a9b1"/>
    </style:style>
    <style:style style:name="Table7.A9" style:family="table-cell">
      <style:table-cell-properties style:vertical-align="middle" fo:padding="0.049cm" fo:border="0.05pt solid #a2a9b1"/>
    </style:style>
    <style:style style:name="Table7.B9" style:family="table-cell">
      <style:table-cell-properties style:vertical-align="middle" fo:padding="0.049cm" fo:border="0.05pt solid #a2a9b1"/>
    </style:style>
    <style:style style:name="Table8" style:family="table">
      <style:table-properties style:width="17.59cm" table:align="left" fo:background-color="#f8f9fa">
        <style:background-image/>
      </style:table-properties>
    </style:style>
    <style:style style:name="Table8.A" style:family="table-column">
      <style:table-column-properties style:column-width="2.3cm"/>
    </style:style>
    <style:style style:name="Table8.B" style:family="table-column">
      <style:table-column-properties style:column-width="15.289cm"/>
    </style:style>
    <style:style style:name="Table8.A1" style:family="table-cell">
      <style:table-cell-properties style:vertical-align="middle" fo:background-color="#eaecf0" fo:padding="0.049cm" fo:border="0.05pt solid #a2a9b1">
        <style:background-image/>
      </style:table-cell-properties>
    </style:style>
    <style:style style:name="Table8.A2" style:family="table-cell">
      <style:table-cell-properties style:vertical-align="middle" fo:padding="0.049cm" fo:border="0.05pt solid #a2a9b1"/>
    </style:style>
    <style:style style:name="Table8.B2" style:family="table-cell">
      <style:table-cell-properties style:vertical-align="middle" fo:padding="0.049cm" fo:border="0.05pt solid #a2a9b1"/>
    </style:style>
    <style:style style:name="Table8.A3" style:family="table-cell">
      <style:table-cell-properties style:vertical-align="middle" fo:padding="0.049cm" fo:border="0.05pt solid #a2a9b1"/>
    </style:style>
    <style:style style:name="Table8.B3" style:family="table-cell">
      <style:table-cell-properties style:vertical-align="middle" fo:padding="0.049cm" fo:border="0.05pt solid #a2a9b1"/>
    </style:style>
    <style:style style:name="Table8.A4" style:family="table-cell">
      <style:table-cell-properties style:vertical-align="middle" fo:padding="0.049cm" fo:border="0.05pt solid #a2a9b1"/>
    </style:style>
    <style:style style:name="Table8.B4" style:family="table-cell">
      <style:table-cell-properties style:vertical-align="middle" fo:padding="0.049cm" fo:border="0.05pt solid #a2a9b1"/>
    </style:style>
    <style:style style:name="Table8.A5" style:family="table-cell">
      <style:table-cell-properties style:vertical-align="middle" fo:padding="0.049cm" fo:border="0.05pt solid #a2a9b1"/>
    </style:style>
    <style:style style:name="Table8.B5" style:family="table-cell">
      <style:table-cell-properties style:vertical-align="middle" fo:padding="0.049cm" fo:border="0.05pt solid #a2a9b1"/>
    </style:style>
    <style:style style:name="Table8.A6" style:family="table-cell">
      <style:table-cell-properties style:vertical-align="middle" fo:padding="0.049cm" fo:border="0.05pt solid #a2a9b1"/>
    </style:style>
    <style:style style:name="Table8.B6" style:family="table-cell">
      <style:table-cell-properties style:vertical-align="middle" fo:padding="0.049cm" fo:border="0.05pt solid #a2a9b1"/>
    </style:style>
    <style:style style:name="Table8.A7" style:family="table-cell">
      <style:table-cell-properties style:vertical-align="middle" fo:padding="0.049cm" fo:border="0.05pt solid #a2a9b1"/>
    </style:style>
    <style:style style:name="Table8.B7" style:family="table-cell">
      <style:table-cell-properties style:vertical-align="middle" fo:padding="0.049cm" fo:border="0.05pt solid #a2a9b1"/>
    </style:style>
    <style:style style:name="Table8.A8" style:family="table-cell">
      <style:table-cell-properties style:vertical-align="middle" fo:padding="0.049cm" fo:border="0.05pt solid #a2a9b1"/>
    </style:style>
    <style:style style:name="Table8.B8" style:family="table-cell">
      <style:table-cell-properties style:vertical-align="middle" fo:padding="0.049cm" fo:border="0.05pt solid #a2a9b1"/>
    </style:style>
    <style:style style:name="P1" style:family="paragraph" style:parent-style-name="Text_20_body">
      <style:paragraph-properties fo:margin-left="0cm" fo:margin-right="0cm" fo:orphans="2" fo:widows="2" fo:text-indent="0cm" style:auto-text-indent="false"/>
    </style:style>
    <style:style style:name="P2" style:family="paragraph" style:parent-style-name="Heading_20_2">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style>
    <style:style style:name="P3" style:family="paragraph" style:parent-style-name="Standard">
      <style:text-properties fo:font-variant="normal" fo:text-transform="none" fo:color="#000000" style:font-name="Linux Libertine" fo:letter-spacing="normal" fo:font-style="normal" fo:font-weight="normal"/>
    </style:style>
    <style:style style:name="P4" style:family="paragraph" style:parent-style-name="Standard">
      <style:text-properties style:font-name="Arial" fo:font-size="11pt" style:font-size-asian="11pt" style:font-size-complex="11pt"/>
    </style:style>
    <style:style style:name="P5" style:family="paragraph" style:parent-style-name="Standard">
      <style:text-properties style:font-name="Arial" fo:font-size="11pt" officeooo:rsid="001cb422" officeooo:paragraph-rsid="001cb422" style:font-size-asian="11pt" style:font-size-complex="11pt"/>
    </style:style>
    <style:style style:name="P6" style:family="paragraph" style:parent-style-name="Text_20_body">
      <style:paragraph-properties fo:margin-left="0cm" fo:margin-right="0cm" fo:orphans="2" fo:widows="2" fo:text-indent="0cm" style:auto-text-indent="false"/>
      <style:text-properties fo:font-variant="normal" fo:text-transform="none" fo:color="#222222" style:font-name="Arial" fo:font-size="11pt" fo:letter-spacing="normal" fo:font-style="normal" fo:font-weight="normal" style:font-size-asian="11pt" style:font-size-complex="11pt"/>
    </style:style>
    <style:style style:name="P7" style:family="paragraph" style:parent-style-name="Text_20_body">
      <style:text-properties fo:font-variant="normal" fo:text-transform="none" fo:color="#000000" style:font-name="Arial" fo:font-size="11pt" fo:letter-spacing="normal" fo:font-style="normal" fo:font-weight="normal" style:font-size-asian="11pt" style:font-size-complex="11pt"/>
    </style:style>
    <style:style style:name="P8" style:family="paragraph" style:parent-style-name="Text_20_body">
      <style:text-properties style:font-name="Arial" fo:font-size="11pt" style:font-size-asian="11pt" style:font-size-complex="11pt"/>
    </style:style>
    <style:style style:name="P9" style:family="paragraph" style:parent-style-name="Table_20_Heading">
      <style:paragraph-properties fo:text-align="center" style:justify-single-word="false"/>
      <style:text-properties style:font-name="Arial" fo:font-size="11pt" style:font-size-asian="11pt" style:font-size-complex="11pt"/>
    </style:style>
    <style:style style:name="P10" style:family="paragraph" style:parent-style-name="Heading_20_2">
      <style:text-properties fo:font-variant="normal" fo:text-transform="none" fo:color="#000000" style:font-name="Arial" fo:font-size="11pt" fo:letter-spacing="normal" fo:font-style="normal" fo:font-weight="normal" style:font-size-asian="11pt" style:font-size-complex="11pt"/>
    </style:style>
    <style:style style:name="P11" style:family="paragraph" style:parent-style-name="Heading_20_2">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fo:font-variant="normal" fo:text-transform="none" fo:color="#000000" style:font-name="Arial" fo:font-size="11pt" fo:letter-spacing="normal" fo:font-style="normal" fo:font-weight="normal" style:font-size-asian="11pt" style:font-size-complex="11pt"/>
    </style:style>
    <style:style style:name="P12" style:family="paragraph" style:parent-style-name="Table_20_Contents">
      <style:text-properties style:font-name="Arial" fo:font-size="11pt" style:font-size-asian="11pt" style:font-size-complex="11pt"/>
    </style:style>
    <style:style style:name="T1" style:family="text">
      <style:text-properties fo:font-variant="normal" fo:text-transform="none" fo:color="#000000" style:font-name="Linux Libertine" fo:letter-spacing="normal" fo:font-style="normal" fo:font-weight="normal"/>
    </style:style>
    <style:style style:name="T2" style:family="text">
      <style:text-properties fo:font-variant="normal" fo:text-transform="none" fo:color="#000000" style:font-name="sans-serif" fo:font-size="12pt" fo:letter-spacing="normal"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font-size="12pt" fo:letter-spacing="normal" fo:font-style="normal" fo:font-weight="normal"/>
    </style:style>
    <style:style style:name="T5" style:family="text">
      <style:text-properties fo:font-variant="normal" fo:text-transform="none" fo:color="#000000" style:font-name="Arial" fo:letter-spacing="normal" fo:font-style="normal" fo:font-weight="normal"/>
    </style:style>
    <style:style style:name="T6" style:family="text">
      <style:text-properties fo:font-variant="normal" fo:text-transform="none" fo:color="#000000" style:font-name="Arial" fo:font-size="12pt" fo:letter-spacing="normal" fo:font-style="normal" fo:font-weight="normal"/>
    </style:style>
    <style:style style:name="T7" style:family="text">
      <style:text-properties fo:font-variant="normal" fo:text-transform="none" fo:color="#000000" style:font-name="Arial" fo:font-size="11pt" fo:letter-spacing="normal" fo:font-style="normal" fo:font-weight="normal" style:font-size-asian="11pt" style:font-size-complex="11pt"/>
    </style:style>
    <style:style style:name="T8" style:family="text">
      <style:text-properties fo:font-variant="normal" fo:text-transform="none" fo:color="#54595d" style:font-name="sans-serif" fo:font-size="12pt" fo:letter-spacing="normal" fo:font-style="normal" fo:font-weight="normal"/>
    </style:style>
    <style:style style:name="T9" style:family="text">
      <style:text-properties fo:font-variant="normal" fo:text-transform="none" fo:color="#54595d" fo:font-size="12pt" fo:letter-spacing="normal" fo:font-style="normal" fo:font-weight="normal"/>
    </style:style>
    <style:style style:name="T10" style:family="text">
      <style:text-properties fo:font-variant="normal" fo:text-transform="none" fo:color="#54595d" style:font-name="Arial" fo:font-size="12pt" fo:letter-spacing="normal" fo:font-style="normal" fo:font-weight="normal"/>
    </style:style>
    <style:style style:name="T11" style:family="text">
      <style:text-properties fo:font-variant="normal" fo:text-transform="none" fo:color="#54595d" style:font-name="Arial" fo:letter-spacing="normal" fo:font-style="normal" fo:font-weight="normal"/>
    </style:style>
    <style:style style:name="T12" style:family="text">
      <style:text-properties fo:font-variant="normal" fo:text-transform="none" fo:color="#54595d" style:font-name="Arial" fo:font-size="11pt" fo:letter-spacing="normal" fo:font-style="normal" fo:font-weight="normal" style:font-size-asian="11pt" style:font-size-complex="11pt"/>
    </style:style>
    <style:style style:name="T13"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style>
    <style:style style:name="T14" style:family="text">
      <style:text-properties fo:font-variant="normal" fo:text-transform="none" fo:color="#0b0080" style:text-line-through-style="none" style:text-line-through-type="none" fo:font-size="12pt" fo:letter-spacing="normal" fo:font-style="normal" style:text-underline-style="none" fo:font-weight="normal" style:text-blinking="false"/>
    </style:style>
    <style:style style:name="T15" style:family="text">
      <style:text-properties fo:font-variant="normal" fo:text-transform="none" fo:color="#0b0080" style:text-line-through-style="none" style:text-line-through-type="none" style:font-name="Arial" fo:font-size="12pt" fo:letter-spacing="normal" fo:font-style="normal" style:text-underline-style="none" fo:font-weight="normal" style:text-blinking="false"/>
    </style:style>
    <style:style style:name="T16" style:family="text">
      <style:text-properties fo:font-variant="normal" fo:text-transform="none" fo:color="#0b0080" style:text-line-through-style="none" style:text-line-through-type="none" style:font-name="Arial" fo:letter-spacing="normal" fo:font-style="normal" style:text-underline-style="none" fo:font-weight="normal" style:text-blinking="false"/>
    </style:style>
    <style:style style:name="T17"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18" style:family="text">
      <style:text-properties fo:font-variant="normal" fo:text-transform="none" fo:color="#222222" style:font-name="sans-serif" fo:font-size="10.5pt" fo:letter-spacing="normal" fo:font-style="normal" fo:font-weight="normal"/>
    </style:style>
    <style:style style:name="T19" style:family="text">
      <style:text-properties fo:font-variant="normal" fo:text-transform="none" fo:color="#222222" fo:font-size="10.5pt" fo:letter-spacing="normal" fo:font-style="normal" fo:font-weight="normal"/>
    </style:style>
    <style:style style:name="T20" style:family="text">
      <style:text-properties fo:font-variant="normal" fo:text-transform="none" fo:color="#222222" style:font-name="Arial" fo:font-size="10.5pt" fo:letter-spacing="normal" fo:font-style="normal" fo:font-weight="normal"/>
    </style:style>
    <style:style style:name="T21" style:family="text">
      <style:text-properties fo:font-variant="normal" fo:text-transform="none" fo:color="#222222" style:font-name="Arial" fo:letter-spacing="normal" fo:font-style="normal" fo:font-weight="normal"/>
    </style:style>
    <style:style style:name="T22" style:family="text">
      <style:text-properties fo:font-variant="normal" fo:text-transform="none" fo:color="#222222" style:font-name="Arial" fo:font-size="11pt" fo:letter-spacing="normal" fo:font-style="normal" fo:font-weight="normal" style:font-size-asian="11pt" style:font-size-complex="11pt"/>
    </style:style>
    <style:style style:name="T23"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style:style>
    <style:style style:name="T24" style:family="text">
      <style:text-properties fo:font-variant="normal" fo:text-transform="none" fo:color="#663366" style:text-line-through-style="none" style:text-line-through-type="none" fo:font-size="10.5pt" fo:letter-spacing="normal" fo:font-style="normal" style:text-underline-style="none" fo:font-weight="normal" style:text-blinking="false"/>
    </style:style>
    <style:style style:name="T25" style:family="text">
      <style:text-properties fo:font-variant="normal" fo:text-transform="none" fo:color="#663366" style:text-line-through-style="none" style:text-line-through-type="none" style:font-name="Arial" fo:font-size="10.5pt" fo:letter-spacing="normal" fo:font-style="normal" style:text-underline-style="none" fo:font-weight="normal" style:text-blinking="false"/>
    </style:style>
    <style:style style:name="T26" style:family="text">
      <style:text-properties fo:font-variant="normal" fo:text-transform="none" fo:color="#663366" style:text-line-through-style="none" style:text-line-through-type="none" style:font-name="Arial" fo:letter-spacing="normal" fo:font-style="normal" style:text-underline-style="none" fo:font-weight="normal" style:text-blinking="false"/>
    </style:style>
    <style:style style:name="T27" style:family="text">
      <style:text-properties fo:font-variant="normal" fo:text-transform="none" fo:color="#663366"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28" style:family="text">
      <style:text-properties fo:color="#663366" style:text-line-through-style="none" style:text-line-through-type="none" style:text-underline-style="none" style:text-blinking="false"/>
    </style:style>
    <style:style style:name="T29" style:family="text">
      <style:text-properties fo:color="#663366" style:text-line-through-style="none" style:text-line-through-type="none" style:text-underline-style="none" style:text-blinking="false" fo:background-color="transparent" loext:char-shading-value="0" loext:padding="0cm" loext:border="none"/>
    </style:style>
    <style:style style:name="T30" style:family="text">
      <style:text-properties fo:color="#663366" style:text-line-through-style="none" style:text-line-through-type="none" style:font-name="Arial" style:text-underline-style="none" style:text-blinking="false"/>
    </style:style>
    <style:style style:name="T31" style:family="text">
      <style:text-properties fo:color="#663366" style:text-line-through-style="none" style:text-line-through-type="none" style:font-name="Arial" style:text-underline-style="none" style:text-blinking="false" fo:background-color="transparent" loext:char-shading-value="0" loext:padding="0cm" loext:border="none"/>
    </style:style>
    <style:style style:name="T32" style:family="text">
      <style:text-properties fo:color="#663366" style:text-line-through-style="none" style:text-line-through-type="none" style:font-name="Arial" fo:font-size="11pt" style:text-underline-style="none" style:text-blinking="false" style:font-size-asian="11pt" style:font-size-complex="11pt"/>
    </style:style>
    <style:style style:name="T33" style:family="text">
      <style:text-properties fo:color="#663366" style:text-line-through-style="none" style:text-line-through-type="none" style:font-name="Arial" fo:font-size="11pt" style:text-underline-style="none" style:text-blinking="false" fo:background-color="transparent" loext:char-shading-value="0" style:font-size-asian="11pt" style:font-size-complex="11pt" loext:padding="0cm" loext:border="none"/>
    </style:style>
    <style:style style:name="T34" style:family="text">
      <style:text-properties fo:color="#222222"/>
    </style:style>
    <style:style style:name="T35" style:family="text">
      <style:text-properties fo:color="#222222" style:font-name="sans-serif" fo:font-size="10.5pt"/>
    </style:style>
    <style:style style:name="T36" style:family="text">
      <style:text-properties fo:color="#222222" style:font-name="sans-serif" fo:font-size="10.5pt" fo:font-weight="bold"/>
    </style:style>
    <style:style style:name="T37" style:family="text">
      <style:text-properties fo:color="#222222" style:font-name="arial" fo:font-size="12pt"/>
    </style:style>
    <style:style style:name="T38" style:family="text">
      <style:text-properties fo:color="#222222" fo:font-size="12pt"/>
    </style:style>
    <style:style style:name="T39" style:family="text">
      <style:text-properties fo:color="#222222" fo:font-size="10.5pt"/>
    </style:style>
    <style:style style:name="T40" style:family="text">
      <style:text-properties fo:color="#222222" fo:font-size="10.5pt" fo:font-weight="bold"/>
    </style:style>
    <style:style style:name="T41" style:family="text">
      <style:text-properties fo:color="#222222" style:font-name="Arial"/>
    </style:style>
    <style:style style:name="T42" style:family="text">
      <style:text-properties fo:color="#222222" style:font-name="Arial" fo:font-size="10.5pt"/>
    </style:style>
    <style:style style:name="T43" style:family="text">
      <style:text-properties fo:color="#222222" style:font-name="Arial" fo:font-size="10.5pt" fo:font-weight="bold"/>
    </style:style>
    <style:style style:name="T44" style:family="text">
      <style:text-properties fo:color="#222222" style:font-name="Arial" fo:font-weight="bold"/>
    </style:style>
    <style:style style:name="T45" style:family="text">
      <style:text-properties fo:color="#222222" style:font-name="Arial" fo:font-size="11pt" style:font-size-asian="11pt" style:font-size-complex="11pt"/>
    </style:style>
    <style:style style:name="T46" style:family="text">
      <style:text-properties fo:color="#222222" style:font-name="Arial" fo:font-size="11pt" fo:font-weight="bold" style:font-size-asian="11pt" style:font-size-complex="11pt"/>
    </style:style>
    <style:style style:name="T47" style:family="text">
      <style:text-properties fo:color="#0b0080" style:text-line-through-style="none" style:text-line-through-type="none" style:font-name="sans-serif" fo:font-size="10.5pt" style:text-underline-style="none" style:text-blinking="false" fo:background-color="#ffffff" loext:char-shading-value="0"/>
    </style:style>
    <style:style style:name="T48" style:family="text">
      <style:text-properties fo:color="#0b0080" style:text-line-through-style="none" style:text-line-through-type="none" style:font-name="sans-serif" style:text-underline-style="none" style:text-blinking="false"/>
    </style:style>
    <style:style style:name="T49" style:family="text">
      <style:text-properties fo:color="#0b0080" style:text-line-through-style="none" style:text-line-through-type="none" fo:font-size="10.5pt" style:text-underline-style="none" style:text-blinking="false" fo:background-color="#ffffff" loext:char-shading-value="0"/>
    </style:style>
    <style:style style:name="T50" style:family="text">
      <style:text-properties fo:color="#0b0080" style:text-line-through-style="none" style:text-line-through-type="none" style:text-underline-style="none" style:text-blinking="false"/>
    </style:style>
    <style:style style:name="T51" style:family="text">
      <style:text-properties fo:color="#0b0080" style:text-line-through-style="none" style:text-line-through-type="none" style:font-name="Arial" fo:font-size="10.5pt" style:text-underline-style="none" style:text-blinking="false" fo:background-color="#ffffff" loext:char-shading-value="0"/>
    </style:style>
    <style:style style:name="T52" style:family="text">
      <style:text-properties fo:color="#0b0080" style:text-line-through-style="none" style:text-line-through-type="none" style:font-name="Arial" style:text-underline-style="none" style:text-blinking="false"/>
    </style:style>
    <style:style style:name="T53" style:family="text">
      <style:text-properties fo:color="#0b0080" style:text-line-through-style="none" style:text-line-through-type="none" style:font-name="Arial" style:text-underline-style="none" style:text-blinking="false" fo:background-color="#ffffff" loext:char-shading-value="0"/>
    </style:style>
    <style:style style:name="T54" style:family="text">
      <style:text-properties fo:color="#0b0080" style:text-line-through-style="none" style:text-line-through-type="none" style:font-name="Arial" fo:font-size="11pt" style:text-underline-style="none" style:text-blinking="false" fo:background-color="#ffffff" loext:char-shading-value="0" style:font-size-asian="11pt" style:font-size-complex="11pt"/>
    </style:style>
    <style:style style:name="T55" style:family="text">
      <style:text-properties fo:color="#0b0080" style:text-line-through-style="none" style:text-line-through-type="none" style:font-name="Arial" fo:font-size="11pt" style:text-underline-style="none" style:text-blinking="false" style:font-size-asian="11pt" style:font-size-complex="11pt"/>
    </style:style>
    <style:style style:name="T56" style:family="text">
      <style:text-properties style:font-name="Arial"/>
    </style:style>
    <style:style style:name="T57" style:family="text">
      <style:text-properties style:font-name="Arial" fo:font-size="11pt"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text:bookmark text:name="Introduction"/>Introducción</text:h>
      <text:p text:style-name="P7"/>
      <text:p text:style-name="P7"><text:span text:style-name="T34">Actividad creativa que tiene por fin proyectar objetos que sean útiles y estéticos.</text:span> </text:p>
      <text:p text:style-name="P7"/>
      <text:p text:style-name="P8">El diseño como ámbito de estudio también es dinámico. Puede comprender muchos años, fuentes de financiamiento por diversas empresas y varias generaciones de expertos en un tema. Y no solo eso, sino que no es lineal, saltando entre diferentes ramas y aplicaciones del conocimiento para confluir en un lugar del mundo y en un momento específicos para generar valor.</text:p>
      <text:p text:style-name="P8"/>
      <text:p text:style-name="P8">Por eso, estudiar el diseño de algo en específico necesitamos incorporar el tiempo dentro de dos grandes espacios: la evolución y el desarrollo. Por ejemplo, para estudiar a un ser humano en el presente es necesario conocer la evolución del hombre y la mujer como especie, así como a la persona y el desarrollo desde su nacimiento. Ambos generan información valiosa y útil para la investigación y el aprendizaje.</text:p>
      <text:p text:style-name="P8">El diseño libre reconoce el dinamismo del diseño al incorporarlo dentro de su metodología, por medio de la apertura y disponibilización de información para su estudio. De lo contrario, el valor de analizar un diseño como un resultado estático es lo mismo que estudiar la realidad por medio de una fotografía. El Diseño Libre da movimiento al diseño y genera una representación menos estática de la realidad.</text:p>
      <text:p text:style-name="P7"/>
      <text:p text:style-name="P7"/>
      <text:p text:style-name="P3"><text:span text:style-name="T45">La </text:span><text:span text:style-name="T46">cultura libre</text:span><text:span text:style-name="T45"> es una corriente de pensamiento que promueve la libertad en la distribución y modificación de trabajos creativos basándose en el principio del </text:span><text:a xlink:type="simple" xlink:href="https://es.wikipedia.org/wiki/Contenido_libre" text:style-name="Internet_20_link" text:visited-style-name="Visited_20_Internet_20_Link"><text:span text:style-name="T54">contenido libre</text:span></text:a><text:span text:style-name="T45"> para </text:span><text:a xlink:type="simple" xlink:href="https://es.wikipedia.org/wiki/Difusión_cultural" text:style-name="Internet_20_link" text:visited-style-name="Visited_20_Internet_20_Link"><text:span text:style-name="T54">distribuir</text:span></text:a><text:span text:style-name="T45"> o modificar trabajos y obras creativas, usando </text:span><text:a xlink:type="simple" xlink:href="https://es.wikipedia.org/wiki/Internet" text:style-name="Internet_20_link" text:visited-style-name="Visited_20_Internet_20_Link"><text:span text:style-name="T54">Internet</text:span></text:a><text:span text:style-name="T45"> así como otros medios.</text:span><text:bookmark text:name="cite_ref-1"/><text:a xlink:type="simple" xlink:href="https://es.wikipedia.org/wiki/Cultura_libre#cite_note-1" text:style-name="Internet_20_link" text:visited-style-name="Visited_20_Internet_20_Link"><text:span text:style-name="T55">1</text:span></text:a><text:span text:style-name="T45">​ Es un movimiento que se contrapone a las medidas restrictivas de los </text:span><text:a xlink:type="simple" xlink:href="https://es.wikipedia.org/wiki/Derechos_de_autor" text:style-name="Internet_20_link" text:visited-style-name="Visited_20_Internet_20_Link"><text:span text:style-name="T54">derechos de autor</text:span></text:a><text:span text:style-name="T45">, que varios miembros del movimiento alegan que también obstaculizan la creatividad.</text:span><text:span text:style-name="T57"> </text:span></text:p>
      <text:p text:style-name="P6"/>
      <text:p text:style-name="P1"><text:span text:style-name="T22">Esta sección presenta el área temática preguntando primero '¿Qué es Diseño abierto?' Según Wikipedia </text:span><text:a xlink:type="simple" xlink:href="https://translate.googleusercontent.com/translate_c?act=url&amp;depth=1&amp;hl=es&amp;ie=UTF8&amp;prev=_t&amp;rurl=translate.google.com&amp;sl=en&amp;sp=nmt4&amp;tl=es&amp;u=https://en.wikipedia.org/wiki/Open_design&amp;xid=17259,15700023,15700124,15700149,15700168,15700173,15700186,15700190,15700201&amp;usg=ALkJrhgKshtFbrcO3mBfDIgRb56WmNJJWA" text:style-name="Internet_20_link" text:visited-style-name="Visited_20_Internet_20_Link"><text:span text:style-name="T57">Open Design</text:span></text:a><text:span text:style-name="T27"> </text:span><text:span text:style-name="T22">es el desarrollo de productos físicos, máquinas y sistemas mediante el uso de información de diseño compartida públicamente. El diseño abierto implica la creación de software libre y de código abierto (FOSS), así como hardware de código abierto. En general, el proceso es facilitado por Internet y, a menudo, se realiza sin compensación monetaria. Los objetivos y la filosofía son idénticos a los del movimiento de código abierto, pero se implementan para el desarrollo de productos físicos en lugar de software. El diseño abierto es una forma de co-creación, donde el producto final es diseñado por los usuarios, en lugar de un actor externo como una empresa privada.</text:span></text:p>
      <text:h text:style-name="P11" text:outline-level="2"><text:bookmark text:name="Movements"/>Movimientos</text:h>
      <text:p text:style-name="P6">Esta sección examina algunos de los movimientos influyentes que han ayudado a dar forma al diseño abierto. A fines de 1998, el Dr. Sepehr Kiani (un doctorado en ingeniería mecánica del MIT) se dio cuenta de que los diseñadores podían beneficiarse de las políticas de código abierto y, a principios de 1999, convenció al Dr. Ryan Vallance y al Dr. Samir Nayfeh de los beneficios potenciales del diseño abierto en aplicaciones de diseño de máquina. Juntos establecieron la Open Design Foundation (ODF) como una corporación sin fines de lucro, y se propusieron desarrollar una definición de diseño abierto. La idea del diseño abierto fue tomada, ya sea simultáneamente o posteriormente, por varios otros grupos e individuos. Los principios del diseño abierto son muy similares a los del diseño de hardware de código abierto, que surgió en marzo de 1998 cuando Reinoud Lamberts de la <text:soft-page-break/>Universidad Tecnológica de Delft propuso en su sitio web "Open Design Circuits" la creación de una comunidad de diseño de hardware en el espíritu de software libre. Ronen Kadushin acuñó el título "Diseño abierto" en su tesis de maestría de 2004, y el término se formalizó más tarde en el Manifiesto de diseño abierto de 2010.</text:p>
      <text:p text:style-name="P1"><text:span text:style-name="T22">Además, el </text:span><text:a xlink:type="simple" xlink:href="https://translate.googleusercontent.com/translate_c?act=url&amp;depth=1&amp;hl=es&amp;ie=UTF8&amp;prev=_t&amp;rurl=translate.google.com&amp;sl=en&amp;sp=nmt4&amp;tl=es&amp;u=https://en.wikipedia.org/wiki/Open-source_movement&amp;xid=17259,15700023,15700124,15700149,15700168,15700173,15700186,15700190,15700201&amp;usg=ALkJrhhjBBFCFQkKKDMetK7Fa_k0F8lkTQ" text:style-name="Internet_20_link" text:visited-style-name="Visited_20_Internet_20_Link"><text:span text:style-name="T27">movimiento de fuente abierta</text:span></text:a><text:span text:style-name="T22"> ha sido un factor influyente en la configuración del diseño abierto. Enraizado en el software, el movimiento de código abierto es un movimiento de amplio alcance de individuos que respaldan el uso de licencias de código abierto. El software de código abierto está disponible para que cualquiera pueda usarlo o modificarlo, ya que su código fuente está disponible. Algunos </text:span><text:a xlink:type="simple" xlink:href="https://translate.googleusercontent.com/translate_c?act=url&amp;depth=1&amp;hl=es&amp;ie=UTF8&amp;prev=_t&amp;rurl=translate.google.com&amp;sl=en&amp;sp=nmt4&amp;tl=es&amp;u=https://en.wikipedia.org/wiki/Open-source_software&amp;xid=17259,15700023,15700124,15700149,15700168,15700173,15700186,15700190,15700201&amp;usg=ALkJrhidziIyY8W3-QbgIESzFdNXWHMc9g" text:style-name="Internet_20_link" text:visited-style-name="Visited_20_Internet_20_Link"><text:span text:style-name="T27">programas de código abierto</text:span></text:a><text:span text:style-name="T22"> se basan en un principio de uso compartido, en virtud del cual los usuarios pueden pasar el software sujeto a la estipulación de que cualquier mejora o cambio esté libremente disponible para el público, mientras que otros proyectos de código abierto se pueden incorporar libremente en cualquier trabajo derivado, de código abierto o de propiedad. El software de código abierto promueve el aprendizaje y la comprensión a través de la diseminación de la comprensión. La principal diferencia entre el software de código abierto y el software tradicional es el de los derechos de usuario y de propiedad, las condiciones de uso impuestas al usuario por la licencia de software, a diferencia de las diferencias en el código de programación.</text:span></text:p>
      <text:h text:style-name="P11" text:outline-level="2"><text:bookmark text:name="Open_source_software"/>Software de código abierto</text:h>
      <text:p text:style-name="P6">El diseño abierto consiste en componentes de software y hardware. En esta sección, se revisará el primero y se enumerarán conceptos prominentes de código abierto en el software en relación con el diseño abierto.</text:p>
      <table:table table:name="Table1" table:style-name="Table1">
        <table:table-column table:style-name="Table1.A"/>
        <table:table-column table:style-name="Table1.B"/>
        <table:table-row>
          <table:table-cell table:style-name="Table1.A1" office:value-type="string">
            <text:p text:style-name="P9">Concepto</text:p>
          </table:table-cell>
          <table:table-cell table:style-name="Table1.A1" office:value-type="string">
            <text:p text:style-name="P9">Descripción general</text:p>
          </table:table-cell>
        </table:table-row>
        <table:table-row>
          <table:table-cell table:style-name="Table1.A2" office:value-type="string">
            <text:p text:style-name="Table_20_Contents"><text:a xlink:type="simple" xlink:href="https://translate.googleusercontent.com/translate_c?act=url&amp;depth=1&amp;hl=es&amp;ie=UTF8&amp;prev=_t&amp;rurl=translate.google.com&amp;sl=en&amp;sp=nmt4&amp;tl=es&amp;u=https://en.wikipedia.org/wiki/Free_and_open-source_software&amp;xid=17259,15700023,15700124,15700149,15700168,15700173,15700186,15700190,15700201&amp;usg=ALkJrhgl8R_Hwt0RgvbmDldi03efyK8Q3w" text:style-name="Internet_20_link" text:visited-style-name="Visited_20_Internet_20_Link"><text:span text:style-name="T32">Software gratuito y de código abierto</text:span></text:a></text:p>
          </table:table-cell>
          <table:table-cell table:style-name="Table1.B2" office:value-type="string">
            <text:p text:style-name="P12">El software libre y de código abierto (FOSS) es un software que puede clasificarse como software libre y software de código abierto. Es decir, cualquier persona tiene licencia para usar, copiar, estudiar y cambiar el software de cualquier manera, y el código fuente se comparte abiertamente para que se aliente a las personas a mejorar voluntariamente el diseño del software. Esto está en contraste con el software propietario, donde el software está sujeto a derechos de autor restrictivos y el código fuente generalmente está oculto a los usuarios.</text:p>
          </table:table-cell>
        </table:table-row>
        <table:table-row>
          <table:table-cell table:style-name="Table1.A3" office:value-type="string">
            <text:p text:style-name="Table_20_Contents"><text:a xlink:type="simple" xlink:href="https://translate.googleusercontent.com/translate_c?act=url&amp;depth=1&amp;hl=es&amp;ie=UTF8&amp;prev=_t&amp;rurl=translate.google.com&amp;sl=en&amp;sp=nmt4&amp;tl=es&amp;u=https://en.wikipedia.org/wiki/Free_software&amp;xid=17259,15700023,15700124,15700149,15700168,15700173,15700186,15700190,15700201&amp;usg=ALkJrhhKFSVKwROFQTRCJ1u5z3lpQ9eFJA" text:style-name="Internet_20_link" text:visited-style-name="Visited_20_Internet_20_Link"><text:span text:style-name="T32">Software libre</text:span></text:a></text:p>
          </table:table-cell>
          <table:table-cell table:style-name="Table1.B3" office:value-type="string">
            <text:p text:style-name="P12">El software libre es software de computadora distribuido bajo términos que permiten a los usuarios ejecutar el software para cualquier propósito, así como para estudiar, cambiar y distribuir el software y cualquier versión adaptada. El derecho de estudiar y modificar el software implica el acceso a su código fuente. Para los programas de computadora que están cubiertos por la ley de derechos de autor, esto se logra con una licencia de software por la cual el autor otorga a los usuarios la libertad antes mencionada. El software que no está cubierto por la ley de derechos de autor, como el software de dominio público, es gratuito si el código fuente es de dominio público o está disponible sin restricciones.</text:p>
          </table:table-cell>
        </table:table-row>
        <table:table-row>
          <table:table-cell table:style-name="Table1.A4" office:value-type="string">
            <text:p text:style-name="Table_20_Contents"><text:a xlink:type="simple" xlink:href="https://translate.googleusercontent.com/translate_c?act=url&amp;depth=1&amp;hl=es&amp;ie=UTF8&amp;prev=_t&amp;rurl=translate.google.com&amp;sl=en&amp;sp=nmt4&amp;tl=es&amp;u=https://en.wikipedia.org/wiki/Open-source_software&amp;xid=17259,15700023,15700124,15700149,15700168,15700173,15700186,15700190,15700201&amp;usg=ALkJrhidziIyY8W3-QbgIESzFdNXWHMc9g" text:style-name="Internet_20_link" text:visited-style-name="Visited_20_Internet_20_Link"><text:span text:style-name="T32">Software de código abierto</text:span></text:a></text:p>
          </table:table-cell>
          <table:table-cell table:style-name="Table1.B4" office:value-type="string">
            <text:p text:style-name="P12">El software de código abierto (OSS) es un software de computadora con su código fuente disponible con una licencia en la que el propietario de los derechos de autor ofrece los derechos para estudiar, cambiar y distribuir el software a cualquier persona y para cualquier propósito. El software de código abierto puede desarrollarse de manera colaborativa pública. El software de código abierto es el ejemplo más destacado de desarrollo de código abierto.</text:p>
          </table:table-cell>
        </table:table-row>
      </table:table>
      <text:h text:style-name="P2" text:outline-level="2"><text:bookmark text:name="Open_source_hardware"/><text:span text:style-name="T7">Hardware de código abierto </text:span><text:span text:style-name="T12">[</text:span><text:span text:style-name="T7"> </text:span><text:a xlink:type="simple" xlink:href="https://translate.googleusercontent.com/translate_c?act=url&amp;depth=1&amp;hl=es&amp;ie=UTF8&amp;prev=_t&amp;rurl=translate.google.com&amp;sl=en&amp;sp=nmt4&amp;tl=es&amp;u=https://en.wikiversity.org/w/index.php%3Ftitle%3DOpen_design%26action%3Dedit%26section%3D4&amp;xid=17259,15700023,15700124,15700149,15700168,15700173,15700186,15700190,15700201&amp;usg=ALkJrhgur8zeGDyhxRRq5CuUO4Po5AzdSA" text:style-name="Internet_20_link" text:visited-style-name="Visited_20_Internet_20_Link"><text:span text:style-name="T17">editar</text:span></text:a><text:span text:style-name="T7"> </text:span><text:span text:style-name="T12">]</text:span></text:h>
      <text:p text:style-name="P6">El diseño abierto consiste en componentes de software y hardware. Esta sección revisará el último y enumerará conceptos prominentes de código abierto en hardware relativos al diseño abierto.</text:p>
      <table:table table:name="Table2" table:style-name="Table2">
        <table:table-column table:style-name="Table2.A"/>
        <table:table-column table:style-name="Table2.B"/>
        <table:table-row>
          <table:table-cell table:style-name="Table2.A1" office:value-type="string">
            <text:p text:style-name="P9">Concepto</text:p>
          </table:table-cell>
          <table:table-cell table:style-name="Table2.A1" office:value-type="string">
            <text:p text:style-name="P9">Descripción general</text:p>
          </table:table-cell>
        </table:table-row>
        <text:soft-page-break/>
        <table:table-row>
          <table:table-cell table:style-name="Table2.A2" office:value-type="string">
            <text:p text:style-name="Table_20_Contents"><text:a xlink:type="simple" xlink:href="https://translate.googleusercontent.com/translate_c?act=url&amp;depth=1&amp;hl=es&amp;ie=UTF8&amp;prev=_t&amp;rurl=translate.google.com&amp;sl=en&amp;sp=nmt4&amp;tl=es&amp;u=https://en.wikipedia.org/wiki/Open-source_hardware&amp;xid=17259,15700023,15700124,15700149,15700168,15700173,15700186,15700190,15700201&amp;usg=ALkJrhgshC_-iJxMAHLeqSgT-W0iQzL6pw" text:style-name="Internet_20_link" text:visited-style-name="Visited_20_Internet_20_Link"><text:span text:style-name="T32">Hardware abierto</text:span></text:a></text:p>
          </table:table-cell>
          <table:table-cell table:style-name="Table2.B2" office:value-type="string">
            <text:p text:style-name="P12">El hardware de código abierto (OSH) consiste en artefactos físicos de tecnología diseñados y ofrecidos por el movimiento de diseño abierto. Tanto el software libre como el de código abierto (FOSS), así como el hardware de código abierto, son creados por este movimiento de cultura de código abierto y aplica un concepto similar a una variedad de componentes. A veces, se lo conoce como FOSH (hardware de código abierto y gratuito). El término generalmente significa que la información sobre el hardware se discierne fácilmente para que otros puedan hacerlo, acoplándola estrechamente al movimiento del fabricante. El diseño de hardware (es decir, dibujos mecánicos, esquemas, listas de materiales, datos de diseño de PCB, código fuente HDL y datos de diseño de circuitos integrados), además del software que controla el hardware, se publican en términos de libre / libre. El participante original obtiene comentarios y posibles mejoras en el diseño de la comunidad FOSH.</text:p>
          </table:table-cell>
        </table:table-row>
        <table:table-row>
          <table:table-cell table:style-name="Table2.A3" office:value-type="string">
            <text:p text:style-name="Table_20_Contents"><text:a xlink:type="simple" xlink:href="https://translate.googleusercontent.com/translate_c?act=url&amp;depth=1&amp;hl=es&amp;ie=UTF8&amp;prev=_t&amp;rurl=translate.google.com&amp;sl=en&amp;sp=nmt4&amp;tl=es&amp;u=https://en.wikipedia.org/wiki/Open-source_computing_hardware&amp;xid=17259,15700023,15700124,15700149,15700168,15700173,15700186,15700190,15700201&amp;usg=ALkJrhjJWJgZFm-E_e3xR33s9sVeZefmTg" text:style-name="Internet_20_link" text:visited-style-name="Visited_20_Internet_20_Link"><text:span text:style-name="T32">Hardware informático de código abierto</text:span></text:a></text:p>
          </table:table-cell>
          <table:table-cell table:style-name="Table2.B3" office:value-type="string">
            <text:p text:style-name="Table_20_Contents"><text:span text:style-name="T57">El hardware informático de código abierto son sistemas informáticos o elementos con diseño abierto, diseñado como hardware de código abierto, que utiliza principios de código abierto. Los proyectos de hardware de código abierto que incluyen sistemas informáticos y componentes incluyen: 1) </text:span><text:a xlink:type="simple" xlink:href="https://translate.googleusercontent.com/translate_c?act=url&amp;depth=1&amp;hl=es&amp;ie=UTF8&amp;prev=_t&amp;rurl=translate.google.com&amp;sl=en&amp;sp=nmt4&amp;tl=es&amp;u=https://en.wikipedia.org/wiki/Bug_Labs&amp;xid=17259,15700023,15700124,15700149,15700168,15700173,15700186,15700190,15700201&amp;usg=ALkJrhjiF9atQrQgl6g9J17fS7Mk-Pjoxw" text:style-name="Internet_20_link" text:visited-style-name="Visited_20_Internet_20_Link"><text:span text:style-name="T32">Bug Labs</text:span></text:a><text:span text:style-name="T57"> : un sistema de prototipos portátil basado en Texas Instruments OMAP3530 con ARM Cortex-A8 (600 MHz) y Angstrom Linux y 2) </text:span><text:a xlink:type="simple" xlink:href="https://translate.googleusercontent.com/translate_c?act=url&amp;depth=1&amp;hl=es&amp;ie=UTF8&amp;prev=_t&amp;rurl=translate.google.com&amp;sl=en&amp;sp=nmt4&amp;tl=es&amp;u=https://en.wikipedia.org/wiki/Ethernut&amp;xid=17259,15700023,15700124,15700149,15700168,15700173,15700186,15700190,15700201&amp;usg=ALkJrhgzw59Q8teS3Spf8kRxFGcmvSa9Pw" text:style-name="Internet_20_link" text:visited-style-name="Visited_20_Internet_20_Link"><text:span text:style-name="T32">Ethernut</text:span></text:a><text:span text:style-name="T57"> : plataforma de prototipos electrónicos de código abierto para construir pequeños dispositivos Ethernet integrados.</text:span></text:p>
          </table:table-cell>
        </table:table-row>
        <table:table-row>
          <table:table-cell table:style-name="Table2.A4" office:value-type="string">
            <text:p text:style-name="Table_20_Contents"><text:a xlink:type="simple" xlink:href="https://translate.googleusercontent.com/translate_c?act=url&amp;depth=1&amp;hl=es&amp;ie=UTF8&amp;prev=_t&amp;rurl=translate.google.com&amp;sl=en&amp;sp=nmt4&amp;tl=es&amp;u=https://en.wikipedia.org/wiki/Open-source_robotics&amp;xid=17259,15700023,15700124,15700149,15700168,15700173,15700186,15700190,15700201&amp;usg=ALkJrhjXKk7yHD29ZClBXmQfbv40KzHWgw" text:style-name="Internet_20_link" text:visited-style-name="Visited_20_Internet_20_Link"><text:span text:style-name="T32">Robótica de código abierto</text:span></text:a></text:p>
          </table:table-cell>
          <table:table-cell table:style-name="Table2.B4" office:value-type="string">
            <text:p text:style-name="P12">La robótica de código abierto (OSR) es una rama de la robótica donde los artefactos físicos del sujeto son ofrecidos por el movimiento de diseño abierto. Este movimiento de diseño abierto aplicado al campo de la robótica hace uso de hardware de código abierto y software de código abierto y gratuito que proporciona planos, esquemas y código fuente. El término generalmente significa que la información sobre el hardware se discierne fácilmente para que otros puedan hacerlo, acoplándola estrechamente al movimiento del fabricante.</text:p>
          </table:table-cell>
        </table:table-row>
      </table:table>
      <text:h text:style-name="P2" text:outline-level="2"><text:bookmark text:name="Models_of_innovation"/><text:span text:style-name="T7">Modelos de innovación </text:span><text:span text:style-name="T12">[</text:span><text:span text:style-name="T7"> </text:span><text:a xlink:type="simple" xlink:href="https://translate.googleusercontent.com/translate_c?act=url&amp;depth=1&amp;hl=es&amp;ie=UTF8&amp;prev=_t&amp;rurl=translate.google.com&amp;sl=en&amp;sp=nmt4&amp;tl=es&amp;u=https://en.wikiversity.org/w/index.php%3Ftitle%3DOpen_design%26action%3Dedit%26section%3D5&amp;xid=17259,15700023,15700124,15700149,15700168,15700173,15700186,15700190,15700201&amp;usg=ALkJrhh4ysVmbFhNsbcpgRbH4cPhU7cDeg" text:style-name="Internet_20_link" text:visited-style-name="Visited_20_Internet_20_Link"><text:span text:style-name="T17">editar</text:span></text:a><text:span text:style-name="T7"> </text:span><text:span text:style-name="T12">]</text:span></text:h>
      <text:p text:style-name="P6">El diseño abierto puede usar diferentes modelos para innovar y desarrollar sus productos. Esta sección enumera y revisa algunos de estos destacados modelos abiertos.</text:p>
      <table:table table:name="Table3" table:style-name="Table3">
        <table:table-column table:style-name="Table3.A"/>
        <table:table-column table:style-name="Table3.B"/>
        <table:table-row>
          <table:table-cell table:style-name="Table3.A1" office:value-type="string">
            <text:p text:style-name="P9">Concepto</text:p>
          </table:table-cell>
          <table:table-cell table:style-name="Table3.A1" office:value-type="string">
            <text:p text:style-name="P9">Descripción general</text:p>
          </table:table-cell>
        </table:table-row>
        <table:table-row>
          <table:table-cell table:style-name="Table3.A2" office:value-type="string">
            <text:p text:style-name="Table_20_Contents"><text:a xlink:type="simple" xlink:href="https://translate.googleusercontent.com/translate_c?act=url&amp;depth=1&amp;hl=es&amp;ie=UTF8&amp;prev=_t&amp;rurl=translate.google.com&amp;sl=en&amp;sp=nmt4&amp;tl=es&amp;u=https://en.wikipedia.org/wiki/Crowdsourcing&amp;xid=17259,15700023,15700124,15700149,15700168,15700173,15700186,15700190,15700201&amp;usg=ALkJrhgERtqbil2gN8LsmHmICseO3uOWeg" text:style-name="Internet_20_link" text:visited-style-name="Visited_20_Internet_20_Link"><text:span text:style-name="T32">Crowdsouring</text:span></text:a></text:p>
          </table:table-cell>
          <table:table-cell table:style-name="Table3.B2" office:value-type="string">
            <text:p text:style-name="P12">El crowdsourcing es el proceso de obtención de servicios, ideas o contenido necesarios al solicitar contribuciones de un gran grupo de personas, especialmente una comunidad en línea, en lugar de empleados o proveedores. Fue acuñado en 2005 como un acrónimo de crowd y outsourcing. Este modo de abastecimiento se usa a menudo para dividir el trabajo entre los participantes, y tiene un historial de éxito antes de la era digital: "fuera de línea". Por definición, el crowdsourcing combina los esfuerzos de numerosos voluntarios auto-seleccionados o trabajadores a tiempo parcial; la contribución de cada persona se combina con las de los demás para lograr un resultado acumulativo.</text:p>
          </table:table-cell>
        </table:table-row>
        <table:table-row>
          <table:table-cell table:style-name="Table3.A3" office:value-type="string">
            <text:p text:style-name="Table_20_Contents"><text:a xlink:type="simple" xlink:href="https://translate.googleusercontent.com/translate_c?act=url&amp;depth=1&amp;hl=es&amp;ie=UTF8&amp;prev=_t&amp;rurl=translate.google.com&amp;sl=en&amp;sp=nmt4&amp;tl=es&amp;u=https://en.wikipedia.org/wiki/Open_innovation&amp;xid=17259,15700023,15700124,15700149,15700168,15700173,15700186,15700190,15700201&amp;usg=ALkJrhgole__VJujDo4NvMj-NdqOyEv_ZQ" text:style-name="Internet_20_link" text:visited-style-name="Visited_20_Internet_20_Link"><text:span text:style-name="T32">Innovación abierta</text:span></text:a></text:p>
          </table:table-cell>
          <table:table-cell table:style-name="Table3.B3" office:value-type="string">
            <text:p text:style-name="P12">La innovación abierta es un término promovido por Henry Chesbrough, profesor adjunto y director de la facultad del Centro de Innovación Abierta en la Haas School of Business de la Universidad de California, en un libro del mismo nombre, aunque la idea y la discusión sobre algunas consecuencias ( especialmente la cooperación entre empresas en I + D) se remontan a la década de 1960. El término se refiere al uso de entradas y salidas de conocimiento para mejorar la innovación interna y expandir los mercados para la explotación externa de la innovación.</text:p>
          </table:table-cell>
        </table:table-row>
        <table:table-row>
          <table:table-cell table:style-name="Table3.A4" office:value-type="string">
            <text:p text:style-name="Table_20_Contents"><text:a xlink:type="simple" xlink:href="https://translate.googleusercontent.com/translate_c?act=url&amp;depth=1&amp;hl=es&amp;ie=UTF8&amp;prev=_t&amp;rurl=translate.google.com&amp;sl=en&amp;sp=nmt4&amp;tl=es&amp;u=https://en.wikipedia.org/wiki/User_innovation&amp;xid=17259,15700023,15700124,15700149,15700168,15700173,15700186,15700190,15700201&amp;usg=ALkJrhipNxbomA_Jw6f1xvBIq6TXF8ctXA" text:style-name="Internet_20_link" text:visited-style-name="Visited_20_Internet_20_Link"><text:span text:style-name="T32">Innovación del usuario</text:span></text:a></text:p>
          </table:table-cell>
          <table:table-cell table:style-name="Table3.B4" office:value-type="string">
            <text:p text:style-name="P12">La innovación del usuario se refiere a la innovación por parte de usuarios intermedios (por ejemplo, empresas usuarias) o usuarios consumidores (usuarios finales individuales o comunidades de usuarios), y no por proveedores (productores <text:soft-page-break/>o fabricantes). Eric von Hippel y otros observaron que muchos productos y servicios son realmente desarrollados o al menos perfeccionados por los usuarios en el sitio de implementación y uso. Estas ideas luego se regresan a la red de suministro.Esto se debe a que los productos se desarrollan para satisfacer la necesidad más amplia posible; cuando los usuarios individuales enfrentan problemas que la mayoría de los consumidores no tienen, no tienen más remedio que desarrollar sus propias modificaciones a los productos existentes, o productos completamente nuevos, para resolver sus problemas. A menudo, los innovadores de usuarios compartirán sus ideas con los fabricantes con la esperanza de que ellos produzcan el producto, un proceso llamado revelación gratuita.</text:p>
          </table:table-cell>
        </table:table-row>
        <table:table-row>
          <table:table-cell table:style-name="Table3.A5" office:value-type="string">
            <text:p text:style-name="Table_20_Contents"><text:a xlink:type="simple" xlink:href="https://translate.googleusercontent.com/translate_c?act=url&amp;depth=1&amp;hl=es&amp;ie=UTF8&amp;prev=_t&amp;rurl=translate.google.com&amp;sl=en&amp;sp=nmt4&amp;tl=es&amp;u=https://en.wikipedia.org/wiki/Prosumer&amp;xid=17259,15700023,15700124,15700149,15700168,15700173,15700186,15700190,15700201&amp;usg=ALkJrhhMk6C9SD9B1Wvs4AYbBQP4i8qo-A" text:style-name="Internet_20_link" text:visited-style-name="Visited_20_Internet_20_Link"><text:span text:style-name="T32">Prosumidor</text:span></text:a></text:p>
          </table:table-cell>
          <table:table-cell table:style-name="Table3.B5" office:value-type="string">
            <text:p text:style-name="P12">Un prosumidor es una persona que consume y produce medios. Se deriva de "prosumption", un término comercial de la era de las puntocom que significa "producción de los consumidores". Estos términos fueron acuñados por el futurista estadounidense Alvin Toffler, y fueron ampliamente utilizados por muchos escritores de tecnología de la época. "Prosumidor" es también un término comercial, utilizado desde una perspectiva comercial, para dispositivos electrónicos de alta gama (como cámaras digitales), es decir, un punto de precio entre los dispositivos "profesionales" y los "consumidores".</text:p>
          </table:table-cell>
        </table:table-row>
        <table:table-row>
          <table:table-cell table:style-name="Table3.A6" office:value-type="string">
            <text:p text:style-name="Table_20_Contents"><text:a xlink:type="simple" xlink:href="https://translate.googleusercontent.com/translate_c?act=url&amp;depth=1&amp;hl=es&amp;ie=UTF8&amp;prev=_t&amp;rurl=translate.google.com&amp;sl=en&amp;sp=nmt4&amp;tl=es&amp;u=https://en.wikipedia.org/wiki/Co-creation&amp;xid=17259,15700023,15700124,15700149,15700168,15700173,15700186,15700190,15700201&amp;usg=ALkJrhh-6oxzyMX2dFvBt7EvgHB2ODIr7A" text:style-name="Internet_20_link" text:visited-style-name="Visited_20_Internet_20_Link"><text:span text:style-name="T32">Co-creación</text:span></text:a></text:p>
          </table:table-cell>
          <table:table-cell table:style-name="Table3.B6" office:value-type="string">
            <text:p text:style-name="P12">La co-creación es una iniciativa de gestión, o forma de estrategia económica, que reúne a las diferentes partes (por ejemplo, una empresa y un grupo de clientes), para producir conjuntamente un resultado mutuamente valioso. El valor cocreado surge en forma de experiencias únicas y personalizadas para el cliente (valor en uso) e ingresos continuos, aprendizaje y mejores controladores de rendimiento del mercado para la empresa (lealtad, relaciones, comunicación de los clientes). El valor se crea junto con los clientes siempre y cuando el cliente pueda personalizar su experiencia utilizando la proposición de servicio de productos de una empresa, en la vida de su uso, hasta un nivel que sea más adecuado para obtener su trabajo (s). ) o tareas realizadas y que permiten a la empresa obtener un mayor valor de su inversión en servicios de productos en forma de nuevos conocimientos, mayores ingresos / rentabilidad y / o un valor de marca / lealtad superior.</text:p>
          </table:table-cell>
        </table:table-row>
        <table:table-row>
          <table:table-cell table:style-name="Table3.A7" office:value-type="string">
            <text:p text:style-name="Table_20_Contents"><text:a xlink:type="simple" xlink:href="https://translate.googleusercontent.com/translate_c?act=url&amp;depth=1&amp;hl=es&amp;ie=UTF8&amp;prev=_t&amp;rurl=translate.google.com&amp;sl=en&amp;sp=nmt4&amp;tl=es&amp;u=https://en.wikipedia.org/wiki/Participatory_design&amp;xid=17259,15700023,15700124,15700149,15700168,15700173,15700186,15700190,15700201&amp;usg=ALkJrhhiZc-cqQFtE3VSfoFE4i8ZiN7cCQ" text:style-name="Internet_20_link" text:visited-style-name="Visited_20_Internet_20_Link"><text:span text:style-name="T32">Diseño participativo</text:span></text:a></text:p>
          </table:table-cell>
          <table:table-cell table:style-name="Table3.B7" office:value-type="string">
            <text:p text:style-name="P12">El diseño participativo (originalmente diseño cooperativo, ahora a menudo codiseño) es un enfoque del diseño que intenta involucrar activamente a todas las partes interesadas (por ejemplo, empleados, socios, clientes, ciudadanos, usuarios finales) en el proceso de diseño para ayudar a garantizar que el resultado necesita y es utilizable. El diseño participativo es un enfoque que se centra en los procesos y procedimientos de diseño y no es un estilo de diseño. El término se utiliza en una variedad de campos, por ejemplo, diseño de software, diseño urbano, arquitectura, arquitectura de paisaje, diseño de productos, sostenibilidad, diseño gráfico, planificación e incluso medicina como una forma de crear entornos que sean más receptivos y apropiados para sus habitantes. y las necesidades culturales, emocionales, espirituales y prácticas de los usuarios. Es un enfoque para hacer lugar.</text:p>
          </table:table-cell>
        </table:table-row>
        <table:table-row>
          <table:table-cell table:style-name="Table3.A8" office:value-type="string">
            <text:p text:style-name="Table_20_Contents"><text:a xlink:type="simple" xlink:href="https://translate.googleusercontent.com/translate_c?act=url&amp;depth=1&amp;hl=es&amp;ie=UTF8&amp;prev=_t&amp;rurl=translate.google.com&amp;sl=en&amp;sp=nmt4&amp;tl=es&amp;u=https://en.wikipedia.org/wiki/Modular_design&amp;xid=17259,15700023,15700124,15700149,15700168,15700173,15700186,15700190,15700201&amp;usg=ALkJrhjhCx19hrgS8AiSvm4p-t0MKorXiA" text:style-name="Internet_20_link" text:visited-style-name="Visited_20_Internet_20_Link"><text:span text:style-name="T32">Diseño modular</text:span></text:a></text:p>
          </table:table-cell>
          <table:table-cell table:style-name="Table3.B8" office:value-type="string">
            <text:p text:style-name="P12">El diseño modular, o "modularidad en el diseño", es un enfoque de diseño que subdivide un sistema en partes más pequeñas llamadas módulos o patines, que se pueden crear independientemente y luego utilizar en diferentes sistemas. Un sistema modular se puede caracterizar por la división funcional en módulos escalables, reutilizables y discretos, el uso riguroso de interfaces modulares bien definidos y el uso de estándares industriales para interfaces.</text:p>
          </table:table-cell>
        </table:table-row>
        <table:table-row>
          <table:table-cell table:style-name="Table3.A9" office:value-type="string">
            <text:p text:style-name="Table_20_Contents"><text:a xlink:type="simple" xlink:href="https://translate.googleusercontent.com/translate_c?act=url&amp;depth=1&amp;hl=es&amp;ie=UTF8&amp;prev=_t&amp;rurl=translate.google.com&amp;sl=en&amp;sp=nmt4&amp;tl=es&amp;u=https://en.wikipedia.org/wiki/Open-source-appropriate_technology&amp;xid=17259,15700023,15700124,15700149,15700168,15700173,15700186,15700190,15700201&amp;usg=ALkJrhiIZi36Kod0IAOfaAUvnCRYn2n67A" text:style-name="Internet_20_link" text:visited-style-name="Visited_20_Internet_20_Link"><text:span text:style-name="T32">Tecnología de fuente abierta apropiada</text:span></text:a></text:p>
          </table:table-cell>
          <table:table-cell table:style-name="Table3.B9" office:value-type="string">
            <text:p text:style-name="P12">La tecnología apropiada de fuente abierta (OSAT) se refiere a la tecnología apropiada diseñada de la misma manera que el software libre y de código abierto.OSAT se refiere, por un lado, a la tecnología diseñada con especial consideración a los aspectos ambientales, éticos, culturales, sociales, políticos y <text:soft-page-break/>económicos de la comunidad a la que está destinada. Por otro lado, OSAT se desarrolla al aire libre y con licencia de tal manera que permita que sus diseños se utilicen, modifiquen y distribuyan libremente.</text:p>
          </table:table-cell>
        </table:table-row>
      </table:table>
      <text:h text:style-name="P2" text:outline-level="2"><text:bookmark text:name="Processes,_procedures_and_guidelines"/><text:bookmark text:name="Processes.2C_procedures_and_guidelines"/><text:span text:style-name="T7">Procesos, procedimientos y pautas </text:span><text:span text:style-name="T12">[</text:span><text:span text:style-name="T7"> </text:span><text:a xlink:type="simple" xlink:href="https://translate.googleusercontent.com/translate_c?act=url&amp;depth=1&amp;hl=es&amp;ie=UTF8&amp;prev=_t&amp;rurl=translate.google.com&amp;sl=en&amp;sp=nmt4&amp;tl=es&amp;u=https://en.wikiversity.org/w/index.php%3Ftitle%3DOpen_design%26action%3Dedit%26section%3D6&amp;xid=17259,15700023,15700124,15700149,15700168,15700173,15700186,15700190,15700201&amp;usg=ALkJrhgcuteu13KpOxg5XEzVxidPnTxIjg" text:style-name="Internet_20_link" text:visited-style-name="Visited_20_Internet_20_Link"><text:span text:style-name="T17">editar</text:span></text:a><text:span text:style-name="T7"> </text:span><text:span text:style-name="T12">]</text:span></text:h>
      <text:p text:style-name="P6">En esta sección, se enumeran y se revisan algunos de los principales procesos, procedimientos y directrices de trabajo abierto que practican los interesados ​​en plataformas, organizaciones y proyectos digitales de diseño abierto.</text:p>
      <table:table table:name="Table4" table:style-name="Table4">
        <table:table-column table:style-name="Table4.A"/>
        <table:table-column table:style-name="Table4.B"/>
        <table:table-row>
          <table:table-cell table:style-name="Table4.A1" office:value-type="string">
            <text:p text:style-name="P9">Concepto</text:p>
          </table:table-cell>
          <table:table-cell table:style-name="Table4.A1" office:value-type="string">
            <text:p text:style-name="P9">Descripción general</text:p>
          </table:table-cell>
        </table:table-row>
        <table:table-row>
          <table:table-cell table:style-name="Table4.A2" office:value-type="string">
            <text:p text:style-name="Table_20_Contents"><text:a xlink:type="simple" xlink:href="https://translate.googleusercontent.com/translate_c?act=url&amp;depth=1&amp;hl=es&amp;ie=UTF8&amp;prev=_t&amp;rurl=translate.google.com&amp;sl=en&amp;sp=nmt4&amp;tl=es&amp;u=https://en.wikipedia.org/wiki/Open_standard&amp;xid=17259,15700023,15700124,15700149,15700168,15700173,15700186,15700190,15700201&amp;usg=ALkJrhgTS9TF2dH7z8c8cPf7RaE-JpwPsw" text:style-name="Internet_20_link" text:visited-style-name="Visited_20_Internet_20_Link"><text:span text:style-name="T32">Estándar abierto</text:span></text:a></text:p>
          </table:table-cell>
          <table:table-cell table:style-name="Table4.B2" office:value-type="string">
            <text:p text:style-name="P12">Un estándar abierto es un estándar que está a disposición del público y tiene varios derechos de uso asociados con él, y también puede tener varias propiedades de cómo fue diseñado (por ejemplo, proceso abierto). No existe una definición única y las interpretaciones varían según el uso. Los términos abiertos y estándar tienen una amplia gama de significados asociados con su uso. Hay una serie de definiciones de estándares abiertos que enfatizan diferentes aspectos de la apertura, incluida la apertura de la especificación resultante, la apertura del proceso de redacción y la propiedad de los derechos en la norma. El término "estándar" a veces se restringe a las tecnologías aprobadas por comités formales que están abiertos a la participación de todas las partes interesadas y operan por consenso.</text:p>
          </table:table-cell>
        </table:table-row>
        <table:table-row>
          <table:table-cell table:style-name="Table4.A3" office:value-type="string">
            <text:p text:style-name="Table_20_Contents"><text:a xlink:type="simple" xlink:href="https://translate.googleusercontent.com/translate_c?act=url&amp;depth=1&amp;hl=es&amp;ie=UTF8&amp;prev=_t&amp;rurl=translate.google.com&amp;sl=en&amp;sp=nmt4&amp;tl=es&amp;u=https://en.wikipedia.org/wiki/Open-source_architecture&amp;xid=17259,15700023,15700124,15700149,15700168,15700173,15700186,15700190,15700201&amp;usg=ALkJrhgMaz5_nEcZuV8Vy06mx9Qn072FJw" text:style-name="Internet_20_link" text:visited-style-name="Visited_20_Internet_20_Link"><text:span text:style-name="T32">Arquitectura de código abierto</text:span></text:a></text:p>
          </table:table-cell>
          <table:table-cell table:style-name="Table4.B3" office:value-type="string">
            <text:p text:style-name="P12">La arquitectura de código abierto (OSArc) es un paradigma emergente que aboga por nuevos procedimientos en la imaginación y la formación de espacios virtuales y reales dentro de una infraestructura universal. Partiendo de referencias tan diversas como la cultura de código abierto, el diseño modular, la teoría arquitectónica de vanguardia, la ciencia ficción, la teoría del lenguaje y la neurocirugía, adopta un enfoque inclusivo según el diseño espacial para un uso colaborativo de herramientas de diseño y diseño. profesionales y usuarios de ciudadanos ordinarios. El término general de diseño centrado en el ciudadano utiliza la noción de arquitectura de código abierto, que en sí misma involucra la arquitectura no constructora de las redes informáticas, y va más allá del movimiento que engloba a las profesiones del diseño de edificios, como un todo.</text:p>
          </table:table-cell>
        </table:table-row>
        <table:table-row>
          <table:table-cell table:style-name="Table4.A4" office:value-type="string">
            <text:p text:style-name="Table_20_Contents"><text:a xlink:type="simple" xlink:href="https://translate.googleusercontent.com/translate_c?act=url&amp;depth=1&amp;hl=es&amp;ie=UTF8&amp;prev=_t&amp;rurl=translate.google.com&amp;sl=en&amp;sp=nmt4&amp;tl=es&amp;u=https://en.wikipedia.org/wiki/Commons-based_peer_production&amp;xid=17259,15700023,15700124,15700149,15700168,15700173,15700186,15700190,15700201&amp;usg=ALkJrhher39hOByaUZE2yHmmxnf5AN3eoA" text:style-name="Internet_20_link" text:visited-style-name="Visited_20_Internet_20_Link"><text:span text:style-name="T32">Producción de pares basada en los comunes</text:span></text:a></text:p>
          </table:table-cell>
          <table:table-cell table:style-name="Table4.B4" office:value-type="string">
            <text:p text:style-name="P12">La producción de pares basada en los comunes es un término acuñado por el profesor de la Facultad de Derecho de Harvard, Yochai Benkler. Describe un nuevo modelo de producción socioeconómica en el que un gran número de personas trabaja cooperativamente (generalmente a través de Internet). Los proyectos basados ​​en los bienes comunes generalmente tienen estructuras jerárquicas menos rígidas que aquellos bajo modelos comerciales más tradicionales. A menudo, pero no siempre, los proyectos basados ​​en los comunes se diseñan sin necesidad de una compensación financiera para los contribuyentes. El término se usa a menudo de manera intercambiable con el término producción social.</text:p>
          </table:table-cell>
        </table:table-row>
        <table:table-row>
          <table:table-cell table:style-name="Table4.A5" office:value-type="string">
            <text:p text:style-name="Table_20_Contents"><text:a xlink:type="simple" xlink:href="https://translate.googleusercontent.com/translate_c?act=url&amp;depth=1&amp;hl=es&amp;ie=UTF8&amp;prev=_t&amp;rurl=translate.google.com&amp;sl=en&amp;sp=nmt4&amp;tl=es&amp;u=https://en.wikipedia.org/wiki/Knowledge_commons&amp;xid=17259,15700023,15700124,15700149,15700168,15700173,15700186,15700190,15700201&amp;usg=ALkJrhjqlFYiQTTvgDEQLl4430006RPUeA" text:style-name="Internet_20_link" text:visited-style-name="Visited_20_Internet_20_Link"><text:span text:style-name="T32">Conocimiento común</text:span></text:a></text:p>
          </table:table-cell>
          <table:table-cell table:style-name="Table4.B5" office:value-type="string">
            <text:p text:style-name="P12">El término "recursos comunes de conocimiento" se refiere a la información, los datos y el contenido que pertenece y administra colectivamente una comunidad de usuarios, particularmente a través de Internet. Lo que distingue un conocimiento común de un recurso común de recursos físicos compartidos es que los recursos digitales no son substractibles; es decir, múltiples usuarios pueden acceder a los mismos recursos digitales sin afectar su cantidad o calidad.</text:p>
          </table:table-cell>
        </table:table-row>
        <table:table-row>
          <table:table-cell table:style-name="Table4.A6" office:value-type="string">
            <text:p text:style-name="Table_20_Contents"><text:a xlink:type="simple" xlink:href="https://translate.googleusercontent.com/translate_c?act=url&amp;depth=1&amp;hl=es&amp;ie=UTF8&amp;prev=_t&amp;rurl=translate.google.com&amp;sl=en&amp;sp=nmt4&amp;tl=es&amp;u=http://furtherfield.org/features/articles/diwo-do-it-others-%25E2%2580%2593-no-ecology-without-social-ecology&amp;xid=17259,15700023,15700124,15700149,15700168,15700173,15700186,15700190,15700201&amp;usg=ALkJrhjiPEIj7-Vv07KFgos_xYPafaYEuw" text:style-name="Internet_20_link" text:visited-style-name="Visited_20_Internet_20_Link"><text:span text:style-name="T33">DIWO</text:span></text:a></text:p>
          </table:table-cell>
          <table:table-cell table:style-name="Table4.B6" office:value-type="string">
            <text:p text:style-name="P12">El término "DIWO (Hágalo con otros)" se definió por primera vez en 2006 en el proyecto colaborativo de Furtherfield, Rosalind - Upstart New Media Art Lexicon (desde 2004). Extendió el ethos DIY (Do It Yourself) de los primeros (autoproclamados) 'héroes netos del arte', que aprendieron a navegar por la web y desarrollar tácticas que intervinieron en sus culturas en desarrollo.</text:p>
          </table:table-cell>
        </table:table-row>
      </table:table>
      <text:h text:style-name="P2" text:outline-level="2"><text:bookmark text:name="Procurement_and_manufacturing"/><text:soft-page-break/><text:span text:style-name="T7">Adquisición y fabricación </text:span><text:span text:style-name="T12">[</text:span><text:span text:style-name="T7"> </text:span><text:a xlink:type="simple" xlink:href="https://translate.googleusercontent.com/translate_c?act=url&amp;depth=1&amp;hl=es&amp;ie=UTF8&amp;prev=_t&amp;rurl=translate.google.com&amp;sl=en&amp;sp=nmt4&amp;tl=es&amp;u=https://en.wikiversity.org/w/index.php%3Ftitle%3DOpen_design%26action%3Dedit%26section%3D7&amp;xid=17259,15700023,15700124,15700149,15700168,15700173,15700186,15700190,15700201&amp;usg=ALkJrhiQdxUelMdx1IXR25Ksm4TIKwD-hQ" text:style-name="Internet_20_link" text:visited-style-name="Visited_20_Internet_20_Link"><text:span text:style-name="T17">editar</text:span></text:a><text:span text:style-name="T7"> </text:span><text:span text:style-name="T12">]</text:span></text:h>
      <text:p text:style-name="P6">En esta sección, se enumeran y revisan algunas de las principales empresas y organizaciones abiertas de compras y fabricación que están relacionadas con el diseño abierto.</text:p>
      <table:table table:name="Table5" table:style-name="Table5">
        <table:table-column table:style-name="Table5.A"/>
        <table:table-column table:style-name="Table5.B"/>
        <table:table-row>
          <table:table-cell table:style-name="Table5.A1" office:value-type="string">
            <text:p text:style-name="P9">Organización</text:p>
          </table:table-cell>
          <table:table-cell table:style-name="Table5.A1" office:value-type="string">
            <text:p text:style-name="P9">Descripción general</text:p>
          </table:table-cell>
        </table:table-row>
        <table:table-row>
          <table:table-cell table:style-name="Table5.A2" office:value-type="string">
            <text:p text:style-name="Table_20_Contents"><text:a xlink:type="simple" xlink:href="https://translate.googleusercontent.com/translate_c?act=url&amp;depth=1&amp;hl=es&amp;ie=UTF8&amp;prev=_t&amp;rurl=translate.google.com&amp;sl=en&amp;sp=nmt4&amp;tl=es&amp;u=https://en.wikipedia.org/wiki/Shapeways&amp;xid=17259,15700023,15700124,15700149,15700168,15700173,15700186,15700190,15700201&amp;usg=ALkJrhgi5gqd_C8HR3PZtOwmOJs5_r8hPg" text:style-name="Internet_20_link" text:visited-style-name="Visited_20_Internet_20_Link"><text:span text:style-name="T32">Shapeways</text:span></text:a></text:p>
          </table:table-cell>
          <table:table-cell table:style-name="Table5.B2" office:value-type="string">
            <text:p text:style-name="P12">Shapeways es una empresa de servicios y puesta en marcha de impresión 3D basada en los holandeses, con sede en Nueva York. Los usuarios diseñan y cargan archivos imprimibles en 3D, y Shapeways imprime los objetos para ellos u otros. Los usuarios pueden tener objetos impresos en más de 55 materiales y acabados, que incluyen: plásticos, metales preciosos, acero y cerámica segura para alimentos, que fueron descontinuados y reemplazado por materiales de porcelana. A partir del 20 de junio de 2012, Shapeways imprimió y vendió más de un millón de objetos creados por el usuario.</text:p>
          </table:table-cell>
        </table:table-row>
        <table:table-row>
          <table:table-cell table:style-name="Table5.A3" office:value-type="string">
            <text:p text:style-name="Table_20_Contents"><text:a xlink:type="simple" xlink:href="https://translate.googleusercontent.com/translate_c?act=url&amp;depth=1&amp;hl=es&amp;ie=UTF8&amp;prev=_t&amp;rurl=translate.google.com&amp;sl=en&amp;sp=nmt4&amp;tl=es&amp;u=https://en.wikipedia.org/wiki/Tinkerforge&amp;xid=17259,15700023,15700124,15700149,15700168,15700173,15700186,15700190,15700201&amp;usg=ALkJrhiklibjHeS0DSDmeppeOKbTb1xObQ" text:style-name="Internet_20_link" text:visited-style-name="Visited_20_Internet_20_Link"><text:span text:style-name="T32">Tinkerforge</text:span></text:a></text:p>
          </table:table-cell>
          <table:table-cell table:style-name="Table5.B3" office:value-type="string">
            <text:p text:style-name="P12">Tinkerforge es una plataforma de hardware de código abierto de bloques de construcción de microcontroladores apilables (Ladrillos) que puede controlar diferentes módulos (Bricklets). La interfaz de comunicación primaria de los bloques de construcción se puede extender utilizando extensiones maestras. El hardware puede controlarse mediante programas externos escritos en C, C ++, C #, Object Pascal, Java, Perl, PHP, Python, Ruby, Shell y VB.NET a través de una conexión USB, Wifi o Ethernet, y ejecutándose en Windows, Linux y Mac OS X. Este enfoque de programación no integrada elimina los requisitos y limitaciones típicos (herramientas de desarrollo, disponibilidad limitada de RAM y potencia de procesamiento) del desarrollo de software integrado convencional (como Arduino). El hardware y el software de Tinkerforge son de código abierto y todos los archivos están alojados en GitHub.</text:p>
          </table:table-cell>
        </table:table-row>
        <table:table-row>
          <table:table-cell table:style-name="Table5.A4" office:value-type="string">
            <text:p text:style-name="Table_20_Contents"><text:a xlink:type="simple" xlink:href="https://translate.googleusercontent.com/translate_c?act=url&amp;depth=1&amp;hl=es&amp;ie=UTF8&amp;prev=_t&amp;rurl=translate.google.com&amp;sl=en&amp;sp=nmt4&amp;tl=es&amp;u=https://en.wikipedia.org/wiki/Arduino&amp;xid=17259,15700023,15700124,15700149,15700168,15700173,15700186,15700190,15700201&amp;usg=ALkJrhjaZMqh70qSTgfjx-e2E9urO73OHQ" text:style-name="Internet_20_link" text:visited-style-name="Visited_20_Internet_20_Link"><text:span text:style-name="T32">Arduino</text:span></text:a></text:p>
          </table:table-cell>
          <table:table-cell table:style-name="Table5.B4" office:value-type="string">
            <text:p text:style-name="P12">Arduino (vendido como Genuino fuera de los EE. UU. Y el Reino Unido debido a una disputa sobre marcas comerciales) es una empresa de hardware y software, proyecto y comunidad de usuarios que diseña y fabrica hardware informático, software de código abierto y kits basados ​​en microcontroladores para construir dispositivos digitales y objetos interactivos que pueden detectar y controlar dispositivos físicos. El proyecto se basa en diseños de placas de microcontroladores, producidos por varios proveedores, que utilizan varios microcontroladores. Estos sistemas proporcionan conjuntos de clavijas de entrada / salida (E / S) digitales y análogas que pueden interactuar con varias tarjetas de expansión (protecciones denominadas) y otros circuitos.</text:p>
          </table:table-cell>
        </table:table-row>
      </table:table>
      <text:h text:style-name="P2" text:outline-level="2"><text:bookmark text:name="Organizations"/><text:span text:style-name="T7">Organizaciones </text:span><text:span text:style-name="T12">[</text:span><text:span text:style-name="T7"> </text:span><text:a xlink:type="simple" xlink:href="https://translate.googleusercontent.com/translate_c?act=url&amp;depth=1&amp;hl=es&amp;ie=UTF8&amp;prev=_t&amp;rurl=translate.google.com&amp;sl=en&amp;sp=nmt4&amp;tl=es&amp;u=https://en.wikiversity.org/w/index.php%3Ftitle%3DOpen_design%26action%3Dedit%26section%3D8&amp;xid=17259,15700023,15700124,15700149,15700168,15700173,15700186,15700190,15700201&amp;usg=ALkJrhjpo0MkZBL1-3mZrwbl95qlmdYD-A" text:style-name="Internet_20_link" text:visited-style-name="Visited_20_Internet_20_Link"><text:span text:style-name="T17">editar</text:span></text:a><text:span text:style-name="T7"> </text:span><text:span text:style-name="T12">]</text:span></text:h>
      <text:p text:style-name="P6">Esta sección enumera y revisa algunas de las destacadas organizaciones abiertas que respaldan las prácticas de código abierto en relación con el diseño abierto.</text:p>
      <table:table table:name="Table6" table:style-name="Table6">
        <table:table-column table:style-name="Table6.A"/>
        <table:table-column table:style-name="Table6.B"/>
        <table:table-row>
          <table:table-cell table:style-name="Table6.A1" office:value-type="string">
            <text:p text:style-name="P9">Organización</text:p>
          </table:table-cell>
          <table:table-cell table:style-name="Table6.A1" office:value-type="string">
            <text:p text:style-name="P9">Descripción general</text:p>
          </table:table-cell>
        </table:table-row>
        <table:table-row>
          <table:table-cell table:style-name="Table6.A2" office:value-type="string">
            <text:p text:style-name="Table_20_Contents"><text:a xlink:type="simple" xlink:href="https://translate.googleusercontent.com/translate_c?act=url&amp;depth=1&amp;hl=es&amp;ie=UTF8&amp;prev=_t&amp;rurl=translate.google.com&amp;sl=en&amp;sp=nmt4&amp;tl=es&amp;u=https://en.wikipedia.org/wiki/Open_Design_Alliance&amp;xid=17259,15700023,15700124,15700149,15700168,15700173,15700186,15700190,15700201&amp;usg=ALkJrhhV2HspWG-YPT3xsIorAOvX6Be3fQ" text:style-name="Internet_20_link" text:visited-style-name="Visited_20_Internet_20_Link"><text:span text:style-name="T32">Open Design Alliance</text:span></text:a></text:p>
          </table:table-cell>
          <table:table-cell table:style-name="Table6.B2" office:value-type="string">
            <text:p text:style-name="P12">Open Design Alliance es una organización sin fines de lucro de más de 1.300 miembros en 50 países que desarrolla Teigha, una plataforma de desarrollo de software utilizada para crear aplicaciones de ingeniería, incluido el CAD. La idea principal es hacer que la tecnología gráfica básica sea accesible para los desarrolladores de software permitiéndoles enfocarse en el desarrollo de aplicaciones.</text:p>
          </table:table-cell>
        </table:table-row>
        <table:table-row>
          <table:table-cell table:style-name="Table6.A3" office:value-type="string">
            <text:p text:style-name="Table_20_Contents"><text:a xlink:type="simple" xlink:href="https://translate.googleusercontent.com/translate_c?act=url&amp;depth=1&amp;hl=es&amp;ie=UTF8&amp;prev=_t&amp;rurl=translate.google.com&amp;sl=en&amp;sp=nmt4&amp;tl=es&amp;u=https://en.wikipedia.org/wiki/Open_Source_Initiative&amp;xid=17259,15700023,15700124,15700149,15700168,15700173,15700186,15700190,15700201&amp;usg=ALkJrhhgsi21q8ssS7-7Jz8K2TViBYC2Ew" text:style-name="Internet_20_link" text:visited-style-name="Visited_20_Internet_20_Link"><text:span text:style-name="T32">Iniciativa de código abierto</text:span></text:a></text:p>
          </table:table-cell>
          <table:table-cell table:style-name="Table6.B3" office:value-type="string">
            <text:p text:style-name="P12">La Open Source Initiative (OSI) es una organización dedicada a promover el software de código abierto. La organización fue fundada a fines de febrero de 1998 por Bruce Perens y Eric S. Raymond, parte de un grupo inspirado por Netscape Communications Corporation que publicó el código fuente de su producto estrella <text:soft-page-break/>Netscape Communicator. Más tarde, en agosto de 1998, la organización agregó una junta directiva.</text:p>
          </table:table-cell>
        </table:table-row>
        <table:table-row>
          <table:table-cell table:style-name="Table6.A4" office:value-type="string">
            <text:p text:style-name="Table_20_Contents"><text:a xlink:type="simple" xlink:href="https://translate.googleusercontent.com/translate_c?act=url&amp;depth=1&amp;hl=es&amp;ie=UTF8&amp;prev=_t&amp;rurl=translate.google.com&amp;sl=en&amp;sp=nmt4&amp;tl=es&amp;u=https://en.wikipedia.org/wiki/Free_Software_Foundation&amp;xid=17259,15700023,15700124,15700149,15700168,15700173,15700186,15700190,15700201&amp;usg=ALkJrhihp7xrluAcl_2lq-Bk9ykx6QuZtg" text:style-name="Internet_20_link" text:visited-style-name="Visited_20_Internet_20_Link"><text:span text:style-name="T32">Fundación de Software Libre</text:span></text:a></text:p>
          </table:table-cell>
          <table:table-cell table:style-name="Table6.B4" office:value-type="string">
            <text:p text:style-name="P12">La Free Software Foundation (FSF) es una organización sin fines de lucro fundada por Richard Stallman el 4 de octubre de 1985 para apoyar el movimiento del software libre, que promueve la libertad universal para estudiar, distribuir, crear y modificar programas informáticos, con la preferencia de la organización software distribuido bajo términos copyleft ("compartir por igual"), como con su propia Licencia Pública General de GNU. La FSF se incorporó en Massachusetts, EE. UU., Donde también tiene su sede.</text:p>
          </table:table-cell>
        </table:table-row>
      </table:table>
      <text:h text:style-name="P2" text:outline-level="2"><text:bookmark text:name="Collectives,_communities_and_projects"/><text:bookmark text:name="Collectives.2C_communities_and_projects"/><text:span text:style-name="T7">Colectivos, comunidades y proyectos </text:span><text:span text:style-name="T12">[</text:span><text:span text:style-name="T7"> </text:span><text:a xlink:type="simple" xlink:href="https://translate.googleusercontent.com/translate_c?act=url&amp;depth=1&amp;hl=es&amp;ie=UTF8&amp;prev=_t&amp;rurl=translate.google.com&amp;sl=en&amp;sp=nmt4&amp;tl=es&amp;u=https://en.wikiversity.org/w/index.php%3Ftitle%3DOpen_design%26action%3Dedit%26section%3D9&amp;xid=17259,15700023,15700124,15700149,15700168,15700173,15700186,15700190,15700201&amp;usg=ALkJrhicZM-4gdo289TWbtYc5FW1IIH1lQ" text:style-name="Internet_20_link" text:visited-style-name="Visited_20_Internet_20_Link"><text:span text:style-name="T17">editar</text:span></text:a><text:span text:style-name="T7"> </text:span><text:span text:style-name="T12">]</text:span></text:h>
      <text:p text:style-name="P6">Esta sección enumera y revisa algunos de los principales colectivos abiertos, comunidades y proyectos que han empleado prácticas de código abierto en relación con el diseño abierto. Algunos de estos colectivos y comunidades tienen repositorios digitales (archivos de código abierto que se comparten libremente con otros usuarios de la comunidad).</text:p>
      <table:table table:name="Table7" table:style-name="Table7">
        <table:table-column table:style-name="Table7.A"/>
        <table:table-column table:style-name="Table7.B"/>
        <table:table-row>
          <table:table-cell table:style-name="Table7.A1" office:value-type="string">
            <text:p text:style-name="P9">Colectivo</text:p>
          </table:table-cell>
          <table:table-cell table:style-name="Table7.A1" office:value-type="string">
            <text:p text:style-name="P9">Descripción general</text:p>
          </table:table-cell>
        </table:table-row>
        <table:table-row>
          <table:table-cell table:style-name="Table7.A2" office:value-type="string">
            <text:p text:style-name="Table_20_Contents"><text:a xlink:type="simple" xlink:href="https://translate.googleusercontent.com/translate_c?act=url&amp;depth=1&amp;hl=es&amp;ie=UTF8&amp;prev=_t&amp;rurl=translate.google.com&amp;sl=en&amp;sp=nmt4&amp;tl=es&amp;u=https://en.wikipedia.org/wiki/RepRap_project&amp;xid=17259,15700023,15700124,15700149,15700168,15700173,15700186,15700190,15700201&amp;usg=ALkJrhik3DcveGV-wo_xOWXeL2uyamyAOw" text:style-name="Internet_20_link" text:visited-style-name="Visited_20_Internet_20_Link"><text:span text:style-name="T32">Proyecto RepRap</text:span></text:a></text:p>
          </table:table-cell>
          <table:table-cell table:style-name="Table7.B2" office:value-type="string">
            <text:p text:style-name="P12">El proyecto RepRap comenzó como una iniciativa británica para desarrollar una impresora 3D que puede imprimir la mayoría de sus propios componentes y ser una impresora 3D de bajo costo, pero ahora está formada por cientos de colaboradores en todo el mundo. RepRap es la abreviatura de replicar prototipo rápido.Como un diseño abierto, todos los diseños producidos por el proyecto se lanzan bajo una licencia de software libre, la Licencia Pública General de GNU.</text:p>
          </table:table-cell>
        </table:table-row>
        <table:table-row>
          <table:table-cell table:style-name="Table7.A3" office:value-type="string">
            <text:p text:style-name="Table_20_Contents"><text:a xlink:type="simple" xlink:href="https://translate.googleusercontent.com/translate_c?act=url&amp;depth=1&amp;hl=es&amp;ie=UTF8&amp;prev=_t&amp;rurl=translate.google.com&amp;sl=en&amp;sp=nmt4&amp;tl=es&amp;u=https://en.wikipedia.org/wiki/OpenCores&amp;xid=17259,15700023,15700124,15700149,15700168,15700173,15700186,15700190,15700201&amp;usg=ALkJrhg7se5VlRu-kzH3OotFce9c68Rx7Q" text:style-name="Internet_20_link" text:visited-style-name="Visited_20_Internet_20_Link"><text:span text:style-name="T32">OpenCores</text:span></text:a></text:p>
          </table:table-cell>
          <table:table-cell table:style-name="Table7.B3" office:value-type="string">
            <text:p text:style-name="P12">OpenCores es una comunidad de hardware de código abierto que desarrolla hardware digital de código abierto a través de la automatización del diseño electrónico, con un espíritu similar al del software libre. OpenCores espera eliminar el trabajo de diseño redundante y recortar los costos de desarrollo.</text:p>
          </table:table-cell>
        </table:table-row>
        <table:table-row>
          <table:table-cell table:style-name="Table7.A4" office:value-type="string">
            <text:p text:style-name="Table_20_Contents"><text:a xlink:type="simple" xlink:href="https://translate.googleusercontent.com/translate_c?act=url&amp;depth=1&amp;hl=es&amp;ie=UTF8&amp;prev=_t&amp;rurl=translate.google.com&amp;sl=en&amp;sp=nmt4&amp;tl=es&amp;u=https://en.wikipedia.org/wiki/AXIOM_(camera)&amp;xid=17259,15700023,15700124,15700149,15700168,15700173,15700186,15700190,15700201&amp;usg=ALkJrhiiN9huOrhBkEir4s9rZQ0ZfGkGNw" text:style-name="Internet_20_link" text:visited-style-name="Visited_20_Internet_20_Link"><text:span text:style-name="T32">AXIOMA</text:span></text:a></text:p>
          </table:table-cell>
          <table:table-cell table:style-name="Table7.B4" office:value-type="string">
            <text:p text:style-name="P12">AXIOM es un hardware abierto y una familia de dispositivos de cámara de cine digital de software libre desarrollados por una comunidad de bricolaje en torno al proyecto apertus °.</text:p>
          </table:table-cell>
        </table:table-row>
        <table:table-row>
          <table:table-cell table:style-name="Table7.A5" office:value-type="string">
            <text:p text:style-name="Table_20_Contents"><text:a xlink:type="simple" xlink:href="https://translate.googleusercontent.com/translate_c?act=url&amp;depth=1&amp;hl=es&amp;ie=UTF8&amp;prev=_t&amp;rurl=translate.google.com&amp;sl=en&amp;sp=nmt4&amp;tl=es&amp;u=https://en.wikipedia.org/wiki/SatNOGS&amp;xid=17259,15700023,15700124,15700149,15700168,15700173,15700186,15700190,15700201&amp;usg=ALkJrhjcl1yA94_LzRGCCgxF1O8h6uv1XA" text:style-name="Internet_20_link" text:visited-style-name="Visited_20_Internet_20_Link"><text:span text:style-name="T32">SatNOGS</text:span></text:a></text:p>
          </table:table-cell>
          <table:table-cell table:style-name="Table7.B5" office:value-type="string">
            <text:p text:style-name="P12">El proyecto SatNOGS (estación terrestre abierta en red por satélite) es un software libre y una plataforma de hardware de código abierto destinada a crear una red de estación terrestre satelital. El alcance del proyecto es crear una pila completa de tecnologías abiertas basadas en estándares abiertos, y la construcción de una estación terrestre completa como un escaparate de la pila.</text:p>
          </table:table-cell>
        </table:table-row>
        <table:table-row>
          <table:table-cell table:style-name="Table7.A6" office:value-type="string">
            <text:p text:style-name="Table_20_Contents"><text:a xlink:type="simple" xlink:href="https://translate.googleusercontent.com/translate_c?act=url&amp;depth=1&amp;hl=es&amp;ie=UTF8&amp;prev=_t&amp;rurl=translate.google.com&amp;sl=en&amp;sp=nmt4&amp;tl=es&amp;u=https://en.wikipedia.org/wiki/Hackathon&amp;xid=17259,15700023,15700124,15700149,15700168,15700173,15700186,15700190,15700201&amp;usg=ALkJrhi6gjps3uMeVpM1ZdISVCnAXim5-g" text:style-name="Internet_20_link" text:visited-style-name="Visited_20_Internet_20_Link"><text:span text:style-name="T32">Hackathon</text:span></text:a></text:p>
          </table:table-cell>
          <table:table-cell table:style-name="Table7.B6" office:value-type="string">
            <text:p text:style-name="P12">Un hackathon (también conocido como hackfest day, hackfest o codefest) es un evento en el que programadores informáticos y otras personas involucradas en el desarrollo de software, incluidos diseñadores gráficos, diseñadores de interfaces y gerentes de proyectos, colaboran intensamente en proyectos de software.Ocasionalmente, también hay un componente de hardware. Los hackatones suelen durar entre un día y una semana. Algunos hackatones están destinados simplemente para fines educativos o sociales, aunque en muchos casos el objetivo es crear un software utilizable.</text:p>
          </table:table-cell>
        </table:table-row>
        <table:table-row>
          <table:table-cell table:style-name="Table7.A7" office:value-type="string">
            <text:p text:style-name="Table_20_Contents"><text:a xlink:type="simple" xlink:href="https://translate.googleusercontent.com/translate_c?act=url&amp;depth=1&amp;hl=es&amp;ie=UTF8&amp;prev=_t&amp;rurl=translate.google.com&amp;sl=en&amp;sp=nmt4&amp;tl=es&amp;u=https://en.wikipedia.org/wiki/Thingiverse&amp;xid=17259,15700023,15700124,15700149,15700168,15700173,15700186,15700190,15700201&amp;usg=ALkJrhgGw45Kz3W2h0erBqUbDPbt0KyMHg" text:style-name="Internet_20_link" text:visited-style-name="Visited_20_Internet_20_Link"><text:span text:style-name="T32">Thingiverse</text:span></text:a></text:p>
          </table:table-cell>
          <table:table-cell table:style-name="Table7.B7" office:value-type="string">
            <text:p text:style-name="P12">Thingiverse es un sitio web dedicado a compartir archivos de diseño digital creados por el usuario. Proporcionando principalmente diseños de hardware de código abierto licenciados bajo la Licencia Pública General de GNU o licencias de Creative Commons, los usuarios eligen el tipo de licencia de usuario que desean adjuntar a los diseños que comparten. Se pueden utilizar impresoras 3D, cortadoras láser, fresadoras y muchas otras tecnologías para crear físicamente los archivos compartidos por los usuarios en Thingiverse.</text:p>
          </table:table-cell>
        </table:table-row>
        <table:table-row>
          <table:table-cell table:style-name="Table7.A8" office:value-type="string">
            <text:p text:style-name="Table_20_Contents"><text:a xlink:type="simple" xlink:href="https://translate.googleusercontent.com/translate_c?act=url&amp;depth=1&amp;hl=es&amp;ie=UTF8&amp;prev=_t&amp;rurl=translate.google.com&amp;sl=en&amp;sp=nmt4&amp;tl=es&amp;u=https://en.wikipedia.org/wiki/GitHub&amp;xid=17259,15700023,15700124,15700149,15700168,15700173,15700186,15700190,15700201&amp;usg=ALkJrhhIsJrbaC8ZJ1ZfzkVVtqRk-KPXDw" text:style-name="Internet_20_link" text:visited-style-name="Visited_20_Internet_20_Link"><text:span text:style-name="T32">Github</text:span></text:a></text:p>
          </table:table-cell>
          <table:table-cell table:style-name="Table7.B8" office:value-type="string">
            <text:p text:style-name="P12">GitHub es un servicio de alojamiento de repositorio Git basado en la web. Ofrece todas las funciones de control de versiones distribuidas y administración de código fuente <text:soft-page-break/>(SCM) de Git, además de agregar sus propias características. Proporciona control de acceso y varias funciones de colaboración, como seguimiento de errores, solicitudes de funciones, gestión de tareas y wikis para cada proyecto. GitHub ofrece planes para repositorios privados y cuentas gratuitas que se utilizan comúnmente para alojar proyectos de software de código abierto.</text:p>
          </table:table-cell>
        </table:table-row>
        <table:table-row>
          <table:table-cell table:style-name="Table7.A9" office:value-type="string">
            <text:p text:style-name="Table_20_Contents"><text:a xlink:type="simple" xlink:href="https://translate.googleusercontent.com/translate_c?act=url&amp;depth=1&amp;hl=es&amp;ie=UTF8&amp;prev=_t&amp;rurl=translate.google.com&amp;sl=en&amp;sp=nmt4&amp;tl=es&amp;u=http://opendesign.foundation/&amp;xid=17259,15700023,15700124,15700149,15700168,15700173,15700186,15700190,15700201&amp;usg=ALkJrhgyzaOYJM6kwwwc1dGotgr4iDfUGQ" text:style-name="Internet_20_link" text:visited-style-name="Visited_20_Internet_20_Link"><text:span text:style-name="T33">Open Design Foundation</text:span></text:a></text:p>
          </table:table-cell>
          <table:table-cell table:style-name="Table7.B9" office:value-type="string">
            <text:p text:style-name="P12">Iniciado por el diseñador de productos, Garth Braithwaite, este sitio web aloja y revisa materiales relacionados con el diseño abierto, que se rige por su propuesto 'Manifiesto de diseño de código abierto', que es el siguiente: 1) encontraré oportunidades para diseñar al aire libre, 2 ) compartir mis experiencias de diseño; tanto lo bueno como lo malo, 3) encontrar tiempo para proyectos significativos, 4) participar abiertamente en discusiones de diseño, 5) trabajar con otros diseñadores por elección, 6) mejorar mi caja de herramientas.</text:p>
          </table:table-cell>
        </table:table-row>
      </table:table>
      <text:h text:style-name="P11" text:outline-level="2"><text:bookmark text:name="Intellectual_property_and_licensing_systems"/>Propiedad intelectual y sistemas de licencias</text:h>
      <text:p text:style-name="P6">Esta sección enumera y revisa algunos de los sistemas de licencia y propiedad intelectual más importantes empleados en el diseño abierto para permitir una mayor difusión de los trabajos de código abierto.</text:p>
      <table:table table:name="Table8" table:style-name="Table8">
        <table:table-column table:style-name="Table8.A"/>
        <table:table-column table:style-name="Table8.B"/>
        <table:table-row>
          <table:table-cell table:style-name="Table8.A1" office:value-type="string">
            <text:p text:style-name="P9">Concepto</text:p>
          </table:table-cell>
          <table:table-cell table:style-name="Table8.A1" office:value-type="string">
            <text:p text:style-name="P9">Descripción general</text:p>
          </table:table-cell>
        </table:table-row>
        <table:table-row>
          <table:table-cell table:style-name="Table8.A2" office:value-type="string">
            <text:p text:style-name="Table_20_Contents"><text:a xlink:type="simple" xlink:href="https://translate.googleusercontent.com/translate_c?act=url&amp;depth=1&amp;hl=es&amp;ie=UTF8&amp;prev=_t&amp;rurl=translate.google.com&amp;sl=en&amp;sp=nmt4&amp;tl=es&amp;u=https://en.wikipedia.org/wiki/GNU_General_Public_License&amp;xid=17259,15700023,15700124,15700149,15700168,15700173,15700186,15700190,15700201&amp;usg=ALkJrhicLEzuW4piC29lw-sYWrngU9rJrg" text:style-name="Internet_20_link" text:visited-style-name="Visited_20_Internet_20_Link"><text:span text:style-name="T32">Licencia pública general de GNU</text:span></text:a></text:p>
          </table:table-cell>
          <table:table-cell table:style-name="Table8.B2" office:value-type="string">
            <text:p text:style-name="P12">La Licencia Pública General de GNU (GNU GPL o GPL) es una licencia de software libre ampliamente utilizada, que garantiza a los usuarios finales la libertad de ejecutar, estudiar, compartir y modificar el software. La licencia fue escrita originalmente por Richard Stallman de la Free Software Foundation (FSF) para el Proyecto GNU, y otorga a los destinatarios de un programa informático los derechos de la Definición de software libre. La GPL es una licencia copyleft, lo que significa que el trabajo derivado solo se puede distribuir bajo los mismos términos de licencia. Esto se diferencia de las licencias permisivas de software libre, de las cuales las licencias BSD y la Licencia MIT son ejemplos ampliamente utilizados. GPL fue la primera licencia de copyleft para uso general.</text:p>
          </table:table-cell>
        </table:table-row>
        <table:table-row>
          <table:table-cell table:style-name="Table8.A3" office:value-type="string">
            <text:p text:style-name="Table_20_Contents"><text:a xlink:type="simple" xlink:href="https://translate.googleusercontent.com/translate_c?act=url&amp;depth=1&amp;hl=es&amp;ie=UTF8&amp;prev=_t&amp;rurl=translate.google.com&amp;sl=en&amp;sp=nmt4&amp;tl=es&amp;u=https://en.wikipedia.org/wiki/Copyleft&amp;xid=17259,15700023,15700124,15700149,15700168,15700173,15700186,15700190,15700201&amp;usg=ALkJrhh2fvWoWWpy3NZn7Sao56ujkA7Zlg" text:style-name="Internet_20_link" text:visited-style-name="Visited_20_Internet_20_Link"><text:span text:style-name="T32">Copyleft</text:span></text:a></text:p>
          </table:table-cell>
          <table:table-cell table:style-name="Table8.B3" office:value-type="string">
            <text:p text:style-name="P12">Copyleft (una obra sobre la palabra copyright) es la práctica de ofrecer a las personas el derecho de distribuir libremente copias y versiones modificadas de una obra, con la estipulación de que los mismos derechos se conserven en trabajos derivados a lo largo de la línea. Las licencias de software Copyleft se consideran protectoras, en contraste con las licencias permisivas de software libre.</text:p>
          </table:table-cell>
        </table:table-row>
        <table:table-row>
          <table:table-cell table:style-name="Table8.A4" office:value-type="string">
            <text:p text:style-name="Table_20_Contents"><text:a xlink:type="simple" xlink:href="https://translate.googleusercontent.com/translate_c?act=url&amp;depth=1&amp;hl=es&amp;ie=UTF8&amp;prev=_t&amp;rurl=translate.google.com&amp;sl=en&amp;sp=nmt4&amp;tl=es&amp;u=https://en.wikipedia.org/wiki/BSD_licenses&amp;xid=17259,15700023,15700124,15700149,15700168,15700173,15700186,15700190,15700201&amp;usg=ALkJrhjQfsrVnixxi1KUJQ0EYhqXuOAAuQ" text:style-name="Internet_20_link" text:visited-style-name="Visited_20_Internet_20_Link"><text:span text:style-name="T32">BSD</text:span></text:a></text:p>
          </table:table-cell>
          <table:table-cell table:style-name="Table8.B4" office:value-type="string">
            <text:p text:style-name="P12">Las licencias BSD son una familia de licencias permisivas de software libre, que imponen restricciones mínimas a la redistribución del software cubierto. Esto está en contraste con los copyleftlicenses, que tienen requisitos de reciprocidad compartidos. La licencia BSD original se usó para su homónimo, Berkeley Software Distribution (BSD), un sistema operativo similar a Unix.</text:p>
          </table:table-cell>
        </table:table-row>
        <table:table-row>
          <table:table-cell table:style-name="Table8.A5" office:value-type="string">
            <text:p text:style-name="Table_20_Contents"><text:a xlink:type="simple" xlink:href="https://translate.googleusercontent.com/translate_c?act=url&amp;depth=1&amp;hl=es&amp;ie=UTF8&amp;prev=_t&amp;rurl=translate.google.com&amp;sl=en&amp;sp=nmt4&amp;tl=es&amp;u=https://en.wikipedia.org/wiki/Creative_Commons_license&amp;xid=17259,15700023,15700124,15700149,15700168,15700173,15700186,15700190,15700201&amp;usg=ALkJrhh73TMYYiEuGSHmg8TcwR1KJb3zeg" text:style-name="Internet_20_link" text:visited-style-name="Visited_20_Internet_20_Link"><text:span text:style-name="T32">Licencia Creative Commons</text:span></text:a></text:p>
          </table:table-cell>
          <table:table-cell table:style-name="Table8.B5" office:value-type="string">
            <text:p text:style-name="P12">Una licencia Creative Commons (CC) es una de varias licencias públicas de derechos de autor que permiten la distribución gratuita de una obra protegida por derechos de autor. Una licencia CC se usa cuando un autor desea otorgar a las personas el derecho de compartir, usar y desarrollar un trabajo que han creado. CC proporciona flexibilidad al autor y protege a las personas que usan o redistribuyen el trabajo de un autor de las preocupaciones de infracción de derechos de autor, siempre que cumplan las condiciones que se especifican en la licencia por la que el autor distribuye el trabajo.</text:p>
          </table:table-cell>
        </table:table-row>
        <table:table-row>
          <table:table-cell table:style-name="Table8.A6" office:value-type="string">
            <text:p text:style-name="Table_20_Contents"><text:a xlink:type="simple" xlink:href="https://translate.googleusercontent.com/translate_c?act=url&amp;depth=1&amp;hl=es&amp;ie=UTF8&amp;prev=_t&amp;rurl=translate.google.com&amp;sl=en&amp;sp=nmt4&amp;tl=es&amp;u=https://en.wikipedia.org/wiki/Definition_of_Free_Cultural_Works&amp;xid=17259,15700023,15700124,15700149,15700168,15700173,15700186,15700190,15700201&amp;usg=ALkJrhjejzUejQE6E1HaeWj9_BYrsWPHAQ" text:style-name="Internet_20_link" text:visited-style-name="Visited_20_Internet_20_Link">Trabajos culturales </text:a><text:a xlink:type="simple" xlink:href="https://translate.googleusercontent.com/translate_c?act=url&amp;depth=1&amp;hl=es&amp;ie=UTF8&amp;prev=_t&amp;rurl=translate.google.com&amp;sl=en&amp;sp=nmt4&amp;tl=es&amp;u=https://en.wikipedia.org/wiki/Definition_of_Free_Cultural_Works&amp;xid=17259,15700023,15700124,15700149,15700168,15700173,15700186,15700190,15700201&amp;usg=ALkJrhjejzUejQE6E1HaeWj9_BYrsWPHAQ" text:style-name="Internet_20_link" text:visited-style-name="Visited_20_Internet_20_Link">gratuitos</text:a></text:p>
          </table:table-cell>
          <table:table-cell table:style-name="Table8.B6" office:value-type="string">
            <text:p text:style-name="P12">La definición de Free Cultural Works es una definición de contenido gratuito de 2006. El proyecto evalúa y recomienda licencias de contenido gratuito compatibles que se publican en el sitio web freedomdefined.org.</text:p>
          </table:table-cell>
        </table:table-row>
        <table:table-row>
          <table:table-cell table:style-name="Table8.A7" office:value-type="string">
            <text:p text:style-name="Table_20_Contents"><text:a xlink:type="simple" xlink:href="https://translate.googleusercontent.com/translate_c?act=url&amp;depth=1&amp;hl=es&amp;ie=UTF8&amp;prev=_t&amp;rurl=translate.google.com&amp;sl=en&amp;sp=nmt4&amp;tl=es&amp;u=https://en.wikipedia.org/wiki/TAPR_Open_Hardware_License&amp;xid=17259,15700023,15700124,15700149,15700168,15700173,15700186,15700190,15700201&amp;usg=ALkJrhjp_Tm1wnER72O67bSEGjNVai_BWQ" text:style-name="Internet_20_link" text:visited-style-name="Visited_20_Internet_20_Link"><text:span text:style-name="T32">TAPR</text:span></text:a></text:p>
          </table:table-cell>
          <table:table-cell table:style-name="Table8.B7" office:value-type="string">
            <text:p text:style-name="P12">La licencia de hardware abierto de TAPR es una licencia utilizada en proyectos de hardware de código abierto. Fue creado por Tucson Amateur Packet Radio (TAPR), una <text:soft-page-break/>organización internacional de radioaficionados. La versión 1.0 fue publicada el 25 de mayo de 2007.</text:p>
          </table:table-cell>
        </table:table-row>
        <table:table-row>
          <table:table-cell table:style-name="Table8.A8" office:value-type="string">
            <text:p text:style-name="Table_20_Contents"><text:a xlink:type="simple" xlink:href="https://translate.googleusercontent.com/translate_c?act=url&amp;depth=1&amp;hl=es&amp;ie=UTF8&amp;prev=_t&amp;rurl=translate.google.com&amp;sl=en&amp;sp=nmt4&amp;tl=es&amp;u=https://en.wikipedia.org/wiki/CERN_Open_Hardware_License&amp;xid=17259,15700023,15700124,15700149,15700168,15700173,15700186,15700190,15700201&amp;usg=ALkJrhhE1ylezvRRx5n3dZ0PjeE7Hh47dw" text:style-name="Internet_20_link" text:visited-style-name="Visited_20_Internet_20_Link"><text:span text:style-name="T32">CERN</text:span></text:a></text:p>
          </table:table-cell>
          <table:table-cell table:style-name="Table8.B8" office:value-type="string">
            <text:p text:style-name="P12">La licencia de hardware abierto de CERN (OHL o CERN OHL) es una licencia utilizada en proyectos de hardware de código abierto. Fue creado por CERN, que publicó la versión 1.0 en marzo de 2011. La versión 1.1 se publicó en julio de 2011. La versión 1.2 se publicó en septiembre de 2013.</text:p>
          </table:table-cell>
        </table:table-row>
      </table:table>
      <text:p text:style-name="P4"/>
      <text:p text:style-name="P4"/>
      <text:p text:style-name="P4"/>
      <text:p text:style-name="P5">Diseño Libre</text:p>
      <text:p text:style-name="P5">¿Qué significa?</text:p>
      <text:p text:style-name="P5">Todo diseño ya es libre, por si mismo.</text:p>
      <text:p text:style-name="P5">El diseño es una metodología o una forma de hacer o abordar al mundo, cualquier persona lo puede desarrollar alquien de cierta forma y en diferentes niveles eso que ya fue desarrollado.</text:p>
      <text:p text:style-name="P5">Sin embargo en el diseño libre eso puede ser catalizado o multiplicado por medio de la colaboración consiente con otras personas que tambíen estan participando en la cultura material.</text:p>
      <text:p text:style-name="P5">Entonces, el diseño libre trae herramientas que amplifican la capacidad de un sujeto para conectarse con otros para trabajar en conjunto. Ahí está la política del Diseño Libre donde las personas puedan crear una forma de hacer o una manera de desarrollar que amplifican las capacidades de acción colectiva . Entonces un proyecto posee recursos compartidos no solo del punto de vista técnico de acuerdo con su fuente sino también un conocimiento, la trayectoría e historia del proyecto y trasncurre de forma almacenada y disponible para alguien que quiera ser parte de la historia, una idea que talvez en un inicio fue dejada olvidada y transformar eso en un diseño un fork.</text:p>
      <text:p text:style-name="P5">Un fork en la comunidad del software libre muchas veces es visto de menos, es visto como un desvío, una disolución de la comunidad. Sin embargo en el diseño libre es de hecho un objetivo.</text:p>
      <text:p text:style-name="P5">Focalizar la innovación distribuida como uno de los pilares fundamentales por que creemos que la adaptacion del producto que estaba siendo generada por el diseño libre es también diseño ya es parte del proceso de diseño y es ahí donde realmente ese diseño se realiza en su amplitud total para ampliar la capacidad del sujeto para la ac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Tahoma1" svg:font-family="Tahoma"/>
    <style:font-face style:name="arial" svg:font-family="arial,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5M55S</meta:editing-duration>
    <meta:editing-cycles>8</meta:editing-cycles>
    <meta:generator>LibreOffice/5.4.4.2$Windows_X86_64 LibreOffice_project/2524958677847fb3bb44820e40380acbe820f960</meta:generator>
    <dc:date>2018-08-21T12:45:04.663000000</dc:date>
    <meta:document-statistic meta:table-count="8" meta:image-count="0" meta:object-count="0" meta:page-count="9" meta:paragraph-count="130" meta:word-count="4951" meta:character-count="31983" meta:non-whitespace-character-count="26980"/>
    <meta:user-defined meta:name="Info 1"/>
    <meta:user-defined meta:name="Info 2"/>
    <meta:user-defined meta:name="Info 3"/>
    <meta:user-defined meta:name="Info 4"/>
  </office:meta>
</office:document-meta>
</file>